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2cm" fo:margin-left="0.169cm" table:align="left"/>
    </style:style>
    <style:style style:name="Tableau1.A" style:family="table-column">
      <style:table-column-properties style:column-width="8.059cm"/>
    </style:style>
    <style:style style:name="Tableau1.B" style:family="table-column">
      <style:table-column-properties style:column-width="9.033cm"/>
    </style:style>
    <style:style style:name="Tableau1.1" style:family="table-row">
      <style:table-row-properties style:min-row-height="18.6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688cm"/>
    </style:style>
    <style:style style:name="Tableau2.A1" style:family="table-cell">
      <style:table-cell-properties fo:padding="0.097cm" fo:border="0.05pt solid #000000"/>
    </style:style>
    <style:style style:name="Tableau3" style:family="table">
      <style:table-properties style:width="17cm" table:align="margins" fo:keep-with-next="alway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latform" style:family="table">
      <style:table-properties style:width="17cm" table:align="margins" fo:keep-with-next="always"/>
    </style:style>
    <style:style style:name="platform.A" style:family="table-column">
      <style:table-column-properties style:column-width="17cm" style:rel-column-width="65535*"/>
    </style:style>
    <style:style style:name="platform.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language="en" fo:country="US" fo:font-weight="normal" officeooo:rsid="00137f3b" officeooo:paragraph-rsid="00137f3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weight="normal" officeooo:rsid="008231b8" officeooo:paragraph-rsid="00a79e0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erif" fo:font-size="12pt" fo:language="en" fo:country="US" fo:font-weight="normal" officeooo:rsid="0043c599" officeooo:paragraph-rsid="0043c59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language="en" fo:country="US" fo:font-weight="normal" officeooo:rsid="0043c599" officeooo:paragraph-rsid="009e4ec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language="en" fo:country="US" fo:font-weight="normal" officeooo:rsid="00814b15" officeooo:paragraph-rsid="003a8b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22pt" fo:language="en" fo:country="US" fo:font-weight="bold" officeooo:rsid="0099052f" officeooo:paragraph-rsid="0099052f" style:font-size-asian="22pt" style:font-weight-asian="bold" style:font-size-complex="22pt" style:font-weight-complex="bold"/>
    </style:style>
    <style:style style:name="P8" style:family="paragraph" style:parent-style-name="Standard">
      <style:paragraph-properties fo:text-align="center" style:justify-single-word="false"/>
      <style:text-properties fo:language="en" fo:country="US" officeooo:paragraph-rsid="00137f3b"/>
    </style:style>
    <style:style style:name="P9" style:family="paragraph" style:parent-style-name="Standard">
      <style:paragraph-properties fo:text-align="center" style:justify-single-word="false"/>
      <style:text-properties fo:language="en" fo:country="US" officeooo:paragraph-rsid="00a31a18"/>
    </style:style>
    <style:style style:name="P10" style:family="paragraph" style:parent-style-name="Standard">
      <style:text-properties fo:language="en" fo:country="US" officeooo:rsid="00a0a9f1" officeooo:paragraph-rsid="00a0a9f1"/>
    </style:style>
    <style:style style:name="P11" style:family="paragraph" style:parent-style-name="Standard">
      <style:text-properties fo:language="en" fo:country="US" officeooo:paragraph-rsid="009c7fdd"/>
    </style:style>
    <style:style style:name="P12" style:family="paragraph" style:parent-style-name="Standard">
      <style:paragraph-properties fo:text-align="start" style:justify-single-word="false"/>
      <style:text-properties fo:font-size="22pt" fo:language="en" fo:country="US" fo:font-weight="bold" officeooo:rsid="0073fc4f" officeooo:paragraph-rsid="0073fc4f" style:font-size-asian="22pt" style:font-weight-asian="bold" style:font-size-complex="22pt" style:font-weight-complex="bold"/>
    </style:style>
    <style:style style:name="P13" style:family="paragraph" style:parent-style-name="Standard">
      <style:paragraph-properties fo:text-align="start" style:justify-single-word="false"/>
      <style:text-properties fo:font-size="22pt" fo:language="en" fo:country="US" fo:font-weight="bold" officeooo:rsid="00137f3b" officeooo:paragraph-rsid="0076da5c" style:font-size-asian="22pt" style:font-weight-asian="bold" style:font-size-complex="22pt" style:font-weight-complex="bold"/>
    </style:style>
    <style:style style:name="P14" style:family="paragraph" style:parent-style-name="Standard">
      <style:text-properties fo:color="#000000" style:font-name="Monospace" fo:font-size="10pt" fo:language="en" fo:country="US" officeooo:rsid="00a0a9f1" officeooo:paragraph-rsid="00a0a9f1" style:font-size-asian="10pt"/>
    </style:style>
    <style:style style:name="P15" style:family="paragraph" style:parent-style-name="Text_20_body">
      <style:paragraph-properties fo:text-align="justify" style:justify-single-word="false"/>
      <style:text-properties style:font-name="Liberation Serif" fo:font-size="12pt" fo:language="en" fo:country="US" fo:font-weight="normal" officeooo:rsid="001c5261" officeooo:paragraph-rsid="003d8320" style:font-size-asian="10.5pt" style:font-weight-asian="normal" style:font-size-complex="12pt" style:font-weight-complex="normal"/>
    </style:style>
    <style:style style:name="P16" style:family="paragraph" style:parent-style-name="Text_20_body">
      <style:paragraph-properties fo:text-align="justify" style:justify-single-word="false"/>
      <style:text-properties style:font-name="Liberation Serif" fo:font-size="12pt" fo:language="en" fo:country="US" fo:font-weight="normal" officeooo:rsid="00210a09" officeooo:paragraph-rsid="00412b4e" style:font-size-asian="10.5pt" style:font-weight-asian="normal" style:font-size-complex="12pt" style:font-weight-complex="normal"/>
    </style:style>
    <style:style style:name="P17" style:family="paragraph" style:parent-style-name="Text_20_body">
      <style:paragraph-properties fo:text-align="center" style:justify-single-word="false"/>
      <style:text-properties style:font-name="Liberation Serif" fo:font-size="12pt" fo:language="en" fo:country="US" fo:font-weight="normal" officeooo:rsid="00210a09" officeooo:paragraph-rsid="00699c1c"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style:font-name="Liberation Serif" fo:font-size="12pt" fo:language="en" fo:country="US" fo:font-weight="normal" officeooo:rsid="0049c43e" officeooo:paragraph-rsid="0049c43e" style:font-size-asian="10.5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fo:language="en" fo:country="US" fo:font-weight="normal" officeooo:rsid="00814b15" officeooo:paragraph-rsid="00814b15"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language="en" fo:country="US" officeooo:paragraph-rsid="009745d0"/>
    </style:style>
    <style:style style:name="P21" style:family="paragraph" style:parent-style-name="Text_20_body">
      <style:paragraph-properties fo:text-align="justify" style:justify-single-word="false"/>
      <style:text-properties style:font-name="Liberation Serif" fo:language="en" fo:country="US" officeooo:paragraph-rsid="00a5d91c"/>
    </style:style>
    <style:style style:name="P22" style:family="paragraph" style:parent-style-name="Text_20_body">
      <style:paragraph-properties fo:text-align="center" style:justify-single-word="false"/>
      <style:text-properties style:font-name="Liberation Serif" fo:language="en" fo:country="US" officeooo:paragraph-rsid="009745d0"/>
    </style:style>
    <style:style style:name="P23" style:family="paragraph" style:parent-style-name="Text_20_body">
      <style:paragraph-properties fo:text-align="justify" style:justify-single-word="false"/>
      <style:text-properties fo:language="en" fo:country="US" officeooo:paragraph-rsid="003bee86"/>
    </style:style>
    <style:style style:name="P24" style:family="paragraph" style:parent-style-name="Text_20_body">
      <style:paragraph-properties fo:text-align="justify" style:justify-single-word="false"/>
      <style:text-properties fo:language="en" fo:country="US" officeooo:paragraph-rsid="003a8b7d"/>
    </style:style>
    <style:style style:name="P25" style:family="paragraph" style:parent-style-name="Text_20_body">
      <style:paragraph-properties fo:text-align="justify" style:justify-single-word="false"/>
      <style:text-properties fo:language="en" fo:country="US" officeooo:paragraph-rsid="00533ee6"/>
    </style:style>
    <style:style style:name="P26" style:family="paragraph" style:parent-style-name="Text_20_body">
      <style:paragraph-properties fo:text-align="justify" style:justify-single-word="false"/>
      <style:text-properties fo:language="en" fo:country="US" officeooo:paragraph-rsid="0051a3df"/>
    </style:style>
    <style:style style:name="P27" style:family="paragraph" style:parent-style-name="Text_20_body">
      <style:paragraph-properties fo:text-align="justify" style:justify-single-word="false"/>
      <style:text-properties fo:language="en" fo:country="US" officeooo:paragraph-rsid="007da79e"/>
    </style:style>
    <style:style style:name="P28" style:family="paragraph" style:parent-style-name="Text_20_body">
      <style:paragraph-properties fo:text-align="justify" style:justify-single-word="false"/>
      <style:text-properties fo:language="en" fo:country="US" officeooo:paragraph-rsid="00866051"/>
    </style:style>
    <style:style style:name="P29" style:family="paragraph" style:parent-style-name="Text_20_body">
      <style:paragraph-properties fo:text-align="justify" style:justify-single-word="false"/>
      <style:text-properties fo:language="en" fo:country="US" officeooo:paragraph-rsid="00b22c00"/>
    </style:style>
    <style:style style:name="P30" style:family="paragraph" style:parent-style-name="Text_20_body">
      <style:paragraph-properties fo:text-align="justify" style:justify-single-word="false"/>
      <style:text-properties fo:language="en" fo:country="US" officeooo:rsid="007da79e" officeooo:paragraph-rsid="00866051"/>
    </style:style>
    <style:style style:name="P31" style:family="paragraph" style:parent-style-name="Text_20_body">
      <style:paragraph-properties fo:text-align="start" style:justify-single-word="false"/>
      <style:text-properties fo:language="en" fo:country="US" officeooo:paragraph-rsid="00866051"/>
    </style:style>
    <style:style style:name="P32" style:family="paragraph" style:parent-style-name="Text_20_body">
      <style:text-properties fo:language="en" fo:country="US" fo:font-style="normal" officeooo:rsid="00a0a9f1" officeooo:paragraph-rsid="00b22c00" style:font-style-asian="normal" style:font-style-complex="normal"/>
    </style:style>
    <style:style style:name="P33" style:family="paragraph" style:parent-style-name="Text_20_body">
      <style:paragraph-properties fo:text-align="justify" style:justify-single-word="false"/>
      <style:text-properties officeooo:paragraph-rsid="00866051"/>
    </style:style>
    <style:style style:name="P34" style:family="paragraph" style:parent-style-name="Text_20_body">
      <style:paragraph-properties fo:margin-top="0.499cm" fo:margin-bottom="0.25cm" style:contextual-spacing="false" fo:text-align="justify" style:justify-single-word="false"/>
      <style:text-properties fo:language="en" fo:country="US" officeooo:paragraph-rsid="0075bf24"/>
    </style:style>
    <style:style style:name="P35" style:family="paragraph" style:parent-style-name="Text_20_body">
      <style:paragraph-properties fo:margin-top="0.499cm" fo:margin-bottom="0.25cm" style:contextual-spacing="false" fo:text-align="justify" style:justify-single-word="false"/>
      <style:text-properties fo:language="en" fo:country="US" officeooo:paragraph-rsid="00866051"/>
    </style:style>
    <style:style style:name="P36" style:family="paragraph" style:parent-style-name="Text_20_body">
      <style:paragraph-properties fo:margin-top="0.499cm" fo:margin-bottom="0.25cm" style:contextual-spacing="false" fo:text-align="justify" style:justify-single-word="false"/>
      <style:text-properties fo:language="en" fo:country="US" officeooo:paragraph-rsid="00ab58ca"/>
    </style:style>
    <style:style style:name="P37" style:family="paragraph" style:parent-style-name="Text_20_body">
      <style:paragraph-properties fo:margin-top="0.499cm" fo:margin-bottom="0.25cm" style:contextual-spacing="false"/>
      <style:text-properties fo:language="en" fo:country="US" officeooo:paragraph-rsid="009745d0"/>
    </style:style>
    <style:style style:name="P38" style:family="paragraph" style:parent-style-name="Text_20_body">
      <style:paragraph-properties fo:margin-top="0.499cm" fo:margin-bottom="0.25cm" style:contextual-spacing="false" fo:text-align="justify" style:justify-single-word="false"/>
      <style:text-properties style:font-name="Liberation Serif" fo:font-size="12pt" fo:language="en" fo:country="US" fo:font-weight="normal" officeooo:rsid="0044e99a" officeooo:paragraph-rsid="00a5d91c" style:font-size-asian="10.5pt" style:font-weight-asian="normal" style:font-size-complex="12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3f5fbf" style:font-name="Monospace" fo:font-size="10pt" fo:language="en" fo:country="US" officeooo:paragraph-rsid="009e4ec2" style:font-size-asian="10pt"/>
    </style:style>
    <style:style style:name="P40" style:family="paragraph" style:parent-style-name="Standard">
      <style:paragraph-properties fo:margin-left="0cm" fo:margin-right="0cm" fo:text-align="start" style:justify-single-word="false" fo:text-indent="0cm" style:auto-text-indent="false"/>
      <style:text-properties fo:color="#3f5fbf" style:font-name="Monospace" fo:font-size="10pt" fo:language="en" fo:country="US" officeooo:paragraph-rsid="009c7fdd" style:font-size-asian="10pt"/>
    </style:style>
    <style:style style:name="P41" style:family="paragraph" style:parent-style-name="Standard">
      <style:paragraph-properties fo:margin-left="0cm" fo:margin-right="0cm" fo:text-align="start" style:justify-single-word="false" fo:text-indent="0cm" style:auto-text-indent="false"/>
      <style:text-properties style:font-name="Monospace" fo:font-size="10pt" fo:language="en" fo:country="US" officeooo:paragraph-rsid="009e4ec2" style:font-size-asian="10pt"/>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fo:language="en" fo:country="US" officeooo:paragraph-rsid="009c7fdd" style:font-size-asian="10pt"/>
    </style:style>
    <style:style style:name="P43" style:family="paragraph" style:parent-style-name="Standard">
      <style:paragraph-properties fo:margin-left="0cm" fo:margin-right="0cm" fo:text-align="start" style:justify-single-word="false" fo:text-indent="0cm" style:auto-text-indent="false"/>
      <style:text-properties style:font-name="Liberation Serif" fo:font-size="12pt" fo:language="en" fo:country="US" officeooo:paragraph-rsid="009e4ec2" style:font-size-asian="10.5pt" style:font-size-complex="12pt"/>
    </style:style>
    <style:style style:name="P44" style:family="paragraph" style:parent-style-name="Standard">
      <style:paragraph-properties fo:margin-left="0cm" fo:margin-right="0cm" fo:text-align="start" style:justify-single-word="false" fo:text-indent="0cm" style:auto-text-indent="false"/>
      <style:text-properties style:font-name="Liberation Serif" fo:font-size="11pt" fo:language="en" fo:country="US" fo:font-weight="normal" officeooo:rsid="00210a09" officeooo:paragraph-rsid="00a5d91c"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Liberation Serif" fo:font-size="11pt" fo:language="en" fo:country="US" fo:font-weight="normal" officeooo:rsid="001c5261" officeooo:paragraph-rsid="00a5d91c"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language="en" fo:country="US" officeooo:paragraph-rsid="009e4ec2"/>
    </style:style>
    <style:style style:name="P47" style:family="paragraph" style:parent-style-name="Standard">
      <style:paragraph-properties fo:margin-left="0cm" fo:margin-right="0cm" fo:text-align="start" style:justify-single-word="false" fo:text-indent="0cm" style:auto-text-indent="false"/>
      <style:text-properties fo:language="en" fo:country="US" officeooo:paragraph-rsid="009c7fdd"/>
    </style:style>
    <style:style style:name="P48" style:family="paragraph" style:parent-style-name="Standard">
      <style:paragraph-properties fo:margin-left="0cm" fo:margin-right="0cm" fo:text-align="start" style:justify-single-word="false" fo:text-indent="0cm" style:auto-text-indent="false"/>
      <style:text-properties fo:language="en" fo:country="US" officeooo:paragraph-rsid="00a31a18"/>
    </style:style>
    <style:style style:name="P49"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solid" style:text-underline-width="auto" style:text-underline-color="font-color" fo:font-weight="normal" officeooo:rsid="001c5261" officeooo:paragraph-rsid="00a5d91c" style:font-size-asian="11pt" style:font-weight-asian="normal" style:font-size-complex="11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none" fo:font-weight="normal" officeooo:rsid="001c5261" officeooo:paragraph-rsid="00a5d91c" style:font-size-asian="11pt" style:font-weight-asian="normal" style:font-size-complex="11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style:text-underline-style="none" fo:font-weight="normal" officeooo:rsid="00814b15" officeooo:paragraph-rsid="00a5d91c" style:font-size-asian="11pt" style:font-weight-asian="normal" style:font-size-complex="11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008000" style:font-name="Liberation Serif" fo:font-size="11pt" fo:language="en" fo:country="US" fo:font-weight="normal" officeooo:rsid="001c5261" officeooo:paragraph-rsid="00a5d91c" style:font-size-asian="11pt" style:font-weight-asian="normal" style:font-size-complex="11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ff0000" style:font-name="Liberation Serif" fo:font-size="11pt" fo:language="en" fo:country="US" fo:font-weight="normal" officeooo:rsid="001c5261" officeooo:paragraph-rsid="00a5d91c" style:font-size-asian="11pt" style:font-weight-asian="normal" style:font-size-complex="11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666666" style:font-name="Liberation Serif" fo:font-size="11pt" fo:language="en" fo:country="US" style:text-underline-style="none" fo:font-weight="normal" officeooo:rsid="00231660" officeooo:paragraph-rsid="00a5d91c" style:font-size-asian="11pt" style:font-weight-asian="normal" style:font-size-complex="11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666666" style:font-name="Liberation Serif" fo:font-size="11pt" fo:language="en" fo:country="US" fo:font-weight="normal" officeooo:rsid="00231660" officeooo:paragraph-rsid="00a5d91c" style:font-size-asian="11pt" style:font-weight-asian="normal" style:font-size-complex="11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rsid="00a1958a" officeooo:paragraph-rsid="00a1958a" style:font-size-asian="10pt"/>
    </style:style>
    <style:style style:name="P57"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paragraph-rsid="009c7fdd" style:font-size-asian="10pt"/>
    </style:style>
    <style:style style:name="P58"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officeooo:paragraph-rsid="00a1958a" style:font-size-asian="10pt"/>
    </style:style>
    <style:style style:name="P59" style:family="paragraph" style:parent-style-name="Standard">
      <style:paragraph-properties fo:margin-top="0cm" fo:margin-bottom="0.25cm" style:contextual-spacing="false" fo:text-align="justify" style:justify-single-word="false"/>
      <style:text-properties style:font-name="Liberation Serif" fo:font-size="12pt" fo:language="en" fo:country="US" fo:font-weight="normal" officeooo:rsid="0067a29b" officeooo:paragraph-rsid="00abcdac" style:font-size-asian="10.5pt" style:font-weight-asian="normal" style:font-size-complex="12pt" style:font-weight-complex="normal"/>
    </style:style>
    <style:style style:name="P60" style:family="paragraph" style:parent-style-name="Text_20_body">
      <style:paragraph-properties fo:margin-top="0cm" fo:margin-bottom="0cm" style:contextual-spacing="false" fo:text-align="center" style:justify-single-word="false"/>
      <style:text-properties fo:language="en" fo:country="US"/>
    </style:style>
    <style:style style:name="P61" style:family="paragraph" style:parent-style-name="Text_20_body">
      <style:paragraph-properties fo:margin-top="0cm" fo:margin-bottom="0cm" style:contextual-spacing="false" fo:text-align="justify" style:justify-single-word="false"/>
      <style:text-properties fo:language="en" fo:country="US" officeooo:rsid="0044e99a" officeooo:paragraph-rsid="0044e99a"/>
    </style:style>
    <style:style style:name="P62" style:family="paragraph" style:parent-style-name="Text_20_body">
      <style:paragraph-properties fo:margin-top="0cm" fo:margin-bottom="0cm" style:contextual-spacing="false" fo:text-align="justify" style:justify-single-word="false"/>
      <style:text-properties fo:language="en" fo:country="US" officeooo:rsid="004fad8f" officeooo:paragraph-rsid="008e6b7e"/>
    </style:style>
    <style:style style:name="P63" style:family="paragraph" style:parent-style-name="Text_20_body">
      <style:paragraph-properties fo:margin-top="0.499cm" fo:margin-bottom="0cm" style:contextual-spacing="false" fo:text-align="justify" style:justify-single-word="false"/>
      <style:text-properties fo:language="en" fo:country="US" officeooo:rsid="0044e99a" officeooo:paragraph-rsid="0044e99a"/>
    </style:style>
    <style:style style:name="P64" style:family="paragraph" style:parent-style-name="Fig">
      <style:paragraph-properties fo:text-align="center" style:justify-single-word="false"/>
      <style:text-properties fo:language="en" fo:country="US"/>
    </style:style>
    <style:style style:name="P65" style:family="paragraph" style:parent-style-name="Fig">
      <style:text-properties officeooo:paragraph-rsid="00a7a9bf"/>
    </style:style>
    <style:style style:name="P66" style:family="paragraph" style:parent-style-name="Fig">
      <style:paragraph-properties fo:text-align="center" style:justify-single-word="false"/>
      <style:text-properties officeooo:paragraph-rsid="00a7a9bf"/>
    </style:style>
    <style:style style:name="P67" style:family="paragraph" style:parent-style-name="Standard">
      <style:paragraph-properties fo:text-align="start" style:justify-single-word="false"/>
      <style:text-properties officeooo:paragraph-rsid="00a31a18"/>
    </style:style>
    <style:style style:name="P68" style:family="paragraph" style:parent-style-name="Standard">
      <style:text-properties fo:language="en" fo:country="US" officeooo:paragraph-rsid="009c7fdd"/>
    </style:style>
    <style:style style:name="P69" style:family="paragraph" style:parent-style-name="Text_20_body" style:list-style-name="L1">
      <style:paragraph-properties fo:text-align="justify" style:justify-single-word="false"/>
      <style:text-properties style:font-name="Liberation Serif" fo:language="en" fo:country="US" officeooo:rsid="0075bf24" officeooo:paragraph-rsid="0075bf24"/>
    </style:style>
    <style:style style:name="P70" style:family="paragraph" style:parent-style-name="Text_20_body" style:list-style-name="L1">
      <style:paragraph-properties fo:text-align="justify" style:justify-single-word="false"/>
      <style:text-properties fo:language="en" fo:country="US" officeooo:rsid="0076da5c" officeooo:paragraph-rsid="0076da5c"/>
    </style:style>
    <style:style style:name="T1" style:family="text">
      <style:text-properties fo:font-size="24pt" fo:language="en" fo:country="US" fo:font-weight="bold" officeooo:rsid="00137f3b" style:font-size-asian="24pt" style:font-weight-asian="bold" style:font-size-complex="24pt" style:font-weight-complex="bold"/>
    </style:style>
    <style:style style:name="T2" style:family="text">
      <style:text-properties fo:font-size="12pt" fo:font-weight="normal" officeooo:rsid="001d2da1" style:font-size-asian="10.5pt" style:font-weight-asian="normal" style:font-size-complex="12pt" style:font-weight-complex="normal"/>
    </style:style>
    <style:style style:name="T3" style:family="text">
      <style:text-properties fo:font-size="12pt" fo:font-style="italic" fo:font-weight="normal" officeooo:rsid="001d2da1" style:font-size-asian="10.5pt" style:font-style-asian="italic" style:font-weight-asian="normal" style:font-size-complex="12pt" style:font-style-complex="italic" style:font-weight-complex="normal"/>
    </style:style>
    <style:style style:name="T4" style:family="text">
      <style:text-properties fo:color="#3c3c3c" style:font-name="Monospace" fo:font-size="10pt" style:font-size-asian="10pt"/>
    </style:style>
    <style:style style:name="T5" style:family="text">
      <style:text-properties style:font-name="Liberation Serif"/>
    </style:style>
    <style:style style:name="T6" style:family="text">
      <style:text-properties style:font-name="Liberation Serif" officeooo:rsid="001c5261"/>
    </style:style>
    <style:style style:name="T7" style:family="text">
      <style:text-properties style:font-name="Liberation Serif" fo:font-size="12pt" fo:font-weight="normal" officeooo:rsid="0020e524" style:font-size-asian="10.5pt" style:font-weight-asian="normal" style:font-size-complex="12pt" style:font-weight-complex="normal"/>
    </style:style>
    <style:style style:name="T8" style:family="text">
      <style:text-properties style:font-name="Liberation Serif" fo:font-size="12pt" fo:font-weight="normal" officeooo:rsid="001c5261" style:font-size-asian="10.5pt" style:font-weight-asian="normal" style:font-size-complex="12pt" style:font-weight-complex="normal"/>
    </style:style>
    <style:style style:name="T9" style:family="text">
      <style:text-properties style:font-name="Liberation Serif" fo:font-size="12pt" fo:font-style="italic" fo:font-weight="normal" officeooo:rsid="0075bf24" style:font-size-asian="10.5pt" style:font-style-asian="italic" style:font-weight-asian="normal" style:font-size-complex="12pt" style:font-style-complex="italic" style:font-weight-complex="normal"/>
    </style:style>
    <style:style style:name="T10" style:family="text">
      <style:text-properties style:font-name="Liberation Serif" fo:font-size="12pt" fo:font-style="italic" fo:font-weight="normal" officeooo:rsid="007091f8" style:font-size-asian="10.5pt" style:font-style-asian="italic" style:font-weight-asian="normal" style:font-size-complex="12pt" style:font-style-complex="italic" style:font-weight-complex="normal"/>
    </style:style>
    <style:style style:name="T11" style:family="text">
      <style:text-properties style:font-name="Liberation Serif" fo:font-size="12pt" fo:font-style="italic" fo:font-weight="normal" officeooo:rsid="006873dc" style:font-size-asian="10.5pt" style:font-style-asian="italic" style:font-weight-asian="normal" style:font-size-complex="12pt" style:font-style-complex="italic" style:font-weight-complex="normal"/>
    </style:style>
    <style:style style:name="T12" style:family="text">
      <style:text-properties style:font-name="Liberation Serif" fo:font-size="12pt" fo:font-style="italic" fo:font-weight="normal" officeooo:rsid="0094ce90" style:font-size-asian="10.5pt" style:font-style-asian="italic" style:font-weight-asian="normal" style:font-size-complex="12pt" style:font-style-complex="italic" style:font-weight-complex="normal"/>
    </style:style>
    <style:style style:name="T13" style:family="text">
      <style:text-properties style:font-name="Liberation Serif" fo:font-size="12pt" fo:font-style="italic" fo:font-weight="normal" officeooo:rsid="002d46d7" style:font-size-asian="10.5pt" style:font-style-asian="italic" style:font-weight-asian="normal" style:font-size-complex="12pt" style:font-style-complex="italic" style:font-weight-complex="normal"/>
    </style:style>
    <style:style style:name="T14" style:family="text">
      <style:text-properties style:font-name="Liberation Serif" fo:font-size="12pt" fo:font-style="italic" fo:font-weight="normal" officeooo:rsid="00866051" style:font-size-asian="10.5pt" style:font-style-asian="italic" style:font-weight-asian="normal" style:font-size-complex="12pt" style:font-style-complex="italic" style:font-weight-complex="normal"/>
    </style:style>
    <style:style style:name="T15" style:family="text">
      <style:text-properties style:font-name="Liberation Serif" fo:font-size="12pt" fo:font-style="italic" fo:font-weight="normal" officeooo:rsid="0042b4ab"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italic" fo:font-weight="normal" officeooo:rsid="007727fe" style:font-size-asian="10.5pt" style:font-style-asian="italic" style:font-weight-asian="normal" style:font-size-complex="12pt" style:font-style-complex="italic" style:font-weight-complex="normal"/>
    </style:style>
    <style:style style:name="T17" style:family="text">
      <style:text-properties style:font-name="Liberation Serif" officeooo:rsid="0035d5a9"/>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italic" officeooo:rsid="0027e260" style:font-style-asian="italic" style:font-style-complex="italic"/>
    </style:style>
    <style:style style:name="T20" style:family="text">
      <style:text-properties style:font-name="Liberation Serif" fo:font-style="italic" officeooo:rsid="0083a183" style:font-style-asian="italic" style:font-style-complex="italic"/>
    </style:style>
    <style:style style:name="T21" style:family="text">
      <style:text-properties style:font-name="Liberation Serif" fo:font-style="italic" officeooo:rsid="0076da5c" style:font-style-asian="italic" style:font-style-complex="italic"/>
    </style:style>
    <style:style style:name="T22" style:family="text">
      <style:text-properties style:font-name="Liberation Serif" fo:font-style="italic" officeooo:rsid="00aa4a68" style:font-size-asian="10.5pt" style:font-style-asian="italic" style:font-style-complex="italic"/>
    </style:style>
    <style:style style:name="T23" style:family="text">
      <style:text-properties style:font-name="Liberation Serif" fo:font-style="italic" officeooo:rsid="0027e260" style:font-size-asian="10.5pt" style:font-style-asian="italic" style:font-style-complex="italic"/>
    </style:style>
    <style:style style:name="T24" style:family="text">
      <style:text-properties style:font-name="Liberation Serif" fo:font-style="italic" officeooo:rsid="00ab58ca" style:font-size-asian="10.5pt" style:font-style-asian="italic" style:font-style-complex="italic"/>
    </style:style>
    <style:style style:name="T25" style:family="text">
      <style:text-properties style:font-name="Liberation Serif" officeooo:rsid="0075bf24"/>
    </style:style>
    <style:style style:name="T26" style:family="text">
      <style:text-properties style:font-name="Liberation Serif" officeooo:rsid="0076da5c"/>
    </style:style>
    <style:style style:name="T27" style:family="text">
      <style:text-properties style:font-name="Liberation Serif" officeooo:rsid="0027e260"/>
    </style:style>
    <style:style style:name="T28" style:family="text">
      <style:text-properties style:font-name="Liberation Serif" fo:language="en" fo:country="US" fo:font-style="italic" officeooo:rsid="0027e260" style:font-style-asian="italic" style:font-style-complex="italic"/>
    </style:style>
    <style:style style:name="T29" style:family="text">
      <style:text-properties style:font-name="Liberation Serif" fo:language="en" fo:country="US" fo:font-style="italic" officeooo:rsid="00aa4a68" style:font-style-asian="italic" style:font-style-complex="italic"/>
    </style:style>
    <style:style style:name="T30" style:family="text">
      <style:text-properties style:font-name="Liberation Serif" fo:language="en" fo:country="US" fo:font-style="italic" officeooo:rsid="00ab58ca" style:font-style-asian="italic" style:font-style-complex="italic"/>
    </style:style>
    <style:style style:name="T31" style:family="text">
      <style:text-properties fo:color="#000000"/>
    </style:style>
    <style:style style:name="T32" style:family="text">
      <style:text-properties fo:color="#000000" style:font-name="Liberation Serif" fo:font-size="12pt" fo:font-weight="normal" officeooo:rsid="001c5261" style:font-size-asian="10.5pt" style:font-weight-asian="normal" style:font-size-complex="12pt" style:font-weight-complex="normal"/>
    </style:style>
    <style:style style:name="T33" style:family="text">
      <style:text-properties fo:color="#000000" style:font-name="Liberation Serif" fo:font-size="12pt" fo:font-weight="normal" officeooo:rsid="0021a967" style:font-size-asian="10.5pt" style:font-weight-asian="normal" style:font-size-complex="12pt" style:font-weight-complex="normal"/>
    </style:style>
    <style:style style:name="T34" style:family="text">
      <style:text-properties fo:color="#000000" style:font-name="Liberation Serif" fo:font-size="12pt" fo:font-style="italic" fo:font-weight="normal" officeooo:rsid="0079b230" style:font-size-asian="12pt" style:font-style-asian="italic" style:font-weight-asian="normal" style:font-size-complex="12pt" style:font-style-complex="italic" style:font-weight-complex="normal"/>
    </style:style>
    <style:style style:name="T35" style:family="text">
      <style:text-properties fo:color="#000000" style:font-name="Liberation Serif" fo:font-size="12pt" fo:font-style="italic" fo:font-weight="normal" officeooo:rsid="00866051" style:font-size-asian="12pt" style:font-style-asian="italic" style:font-weight-asian="normal" style:font-size-complex="12pt" style:font-style-complex="italic" style:font-weight-complex="normal"/>
    </style:style>
    <style:style style:name="T36" style:family="text">
      <style:text-properties fo:color="#000000" style:font-name="Liberation Serif" fo:font-size="12pt" fo:language="en" fo:country="US" fo:font-weight="normal" style:font-size-asian="12pt" style:font-weight-asian="normal" style:font-size-complex="12pt" style:font-weight-complex="normal"/>
    </style:style>
    <style:style style:name="T37" style:family="text">
      <style:text-properties fo:color="#000000" style:font-name="Liberation Serif" fo:font-size="12pt" fo:language="en" fo:country="US" fo:font-weight="normal" officeooo:rsid="007da79e" style:font-size-asian="12pt" style:font-weight-asian="normal" style:font-size-complex="12pt" style:font-weight-complex="normal"/>
    </style:style>
    <style:style style:name="T38" style:family="text">
      <style:text-properties fo:color="#000000" style:font-name="Liberation Serif" fo:font-size="12pt" fo:language="en" fo:country="US" fo:font-weight="normal" officeooo:rsid="0079b230" style:font-size-asian="12pt" style:font-weight-asian="normal" style:font-size-complex="12pt" style:font-weight-complex="normal"/>
    </style:style>
    <style:style style:name="T39" style:family="text">
      <style:text-properties fo:color="#000000" style:font-name="Liberation Serif" fo:font-size="12pt" fo:language="en" fo:country="US" fo:font-weight="normal" officeooo:rsid="0021a967" style:font-size-asian="10.5pt" style:font-weight-asian="normal" style:font-size-complex="12pt" style:font-weight-complex="normal"/>
    </style:style>
    <style:style style:name="T40" style:family="text">
      <style:text-properties fo:color="#000000" style:font-name="Liberation Serif" fo:font-size="12pt" fo:language="en" fo:country="US" fo:font-weight="normal" officeooo:rsid="0026c8b3" style:font-size-asian="10.5pt" style:font-weight-asian="normal" style:font-size-complex="12pt" style:font-weight-complex="normal"/>
    </style:style>
    <style:style style:name="T41" style:family="text">
      <style:text-properties fo:color="#000000" style:font-name="Liberation Serif" fo:font-size="12pt" fo:language="en" fo:country="US" fo:font-weight="normal" officeooo:rsid="00961fc1" style:font-size-asian="10.5pt" style:font-weight-asian="normal" style:font-size-complex="12pt" style:font-weight-complex="normal"/>
    </style:style>
    <style:style style:name="T42" style:family="text">
      <style:text-properties fo:color="#000000" style:font-name="Liberation Serif" fo:font-size="12pt" fo:language="en" fo:country="US" fo:font-style="italic" fo:font-weight="normal" officeooo:rsid="0079b230" style:font-size-asian="12pt" style:font-style-asian="italic" style:font-weight-asian="normal" style:font-size-complex="12pt" style:font-style-complex="italic" style:font-weight-complex="normal"/>
    </style:style>
    <style:style style:name="T43" style:family="text">
      <style:text-properties fo:color="#000000" style:font-name="Liberation Serif" fo:font-size="12pt" fo:language="en" fo:country="US" fo:font-style="italic" fo:font-weight="normal" officeooo:rsid="00866051" style:font-size-asian="12pt" style:font-style-asian="italic" style:font-weight-asian="normal" style:font-size-complex="12pt" style:font-style-complex="italic" style:font-weight-complex="normal"/>
    </style:style>
    <style:style style:name="T44" style:family="text">
      <style:text-properties fo:color="#000000" style:font-name="Liberation Serif" fo:font-size="12pt" fo:language="en" fo:country="US" fo:font-style="italic" fo:font-weight="normal" officeooo:rsid="0076da5c" style:font-size-asian="10.5pt" style:font-style-asian="italic" style:font-weight-asian="normal" style:font-size-complex="12pt" style:font-style-complex="italic" style:font-weight-complex="normal"/>
    </style:style>
    <style:style style:name="T45" style:family="text">
      <style:text-properties fo:color="#000000" style:font-name="Liberation Serif" fo:font-size="12pt" fo:language="en" fo:country="US" fo:font-style="italic" fo:font-weight="normal" officeooo:rsid="0083a183" style:font-size-asian="10.5pt" style:font-style-asian="italic" style:font-weight-asian="normal" style:font-size-complex="12pt" style:font-style-complex="italic" style:font-weight-complex="normal"/>
    </style:style>
    <style:style style:name="T46" style:family="text">
      <style:text-properties fo:color="#000000" style:font-size-asian="12pt"/>
    </style:style>
    <style:style style:name="T47" style:family="text">
      <style:text-properties fo:color="#000000" officeooo:rsid="00231660" style:font-size-asian="12pt"/>
    </style:style>
    <style:style style:name="T48" style:family="text">
      <style:text-properties fo:color="#000000" officeooo:rsid="0055809c" style:font-size-asian="12pt"/>
    </style:style>
    <style:style style:name="T49" style:family="text">
      <style:text-properties fo:color="#000000" officeooo:rsid="008231b8" style:font-size-asian="12pt"/>
    </style:style>
    <style:style style:name="T50" style:family="text">
      <style:text-properties fo:color="#000000" officeooo:rsid="0083a183" style:font-size-asian="12pt"/>
    </style:style>
    <style:style style:name="T51" style:family="text">
      <style:text-properties fo:color="#000000" officeooo:rsid="008c08b8" style:font-size-asian="12pt"/>
    </style:style>
    <style:style style:name="T52" style:family="text">
      <style:text-properties fo:color="#000000" officeooo:rsid="0096f3f0" style:font-size-asian="12pt"/>
    </style:style>
    <style:style style:name="T53" style:family="text">
      <style:text-properties fo:color="#000000" fo:font-style="italic" style:font-size-asian="12pt" style:font-style-asian="italic" style:font-style-complex="italic"/>
    </style:style>
    <style:style style:name="T54" style:family="text">
      <style:text-properties fo:color="#000000" fo:font-style="italic" officeooo:rsid="0083a183" style:font-size-asian="12pt" style:font-style-asian="italic" style:font-style-complex="italic"/>
    </style:style>
    <style:style style:name="T55" style:family="text">
      <style:text-properties fo:color="#000000" fo:font-style="italic" officeooo:rsid="0055809c" style:font-size-asian="12pt" style:font-style-asian="italic" style:font-style-complex="italic"/>
    </style:style>
    <style:style style:name="T56" style:family="text">
      <style:text-properties fo:color="#000000" fo:font-style="italic" style:font-style-asian="italic" style:font-style-complex="italic"/>
    </style:style>
    <style:style style:name="T57" style:family="text">
      <style:text-properties fo:color="#000000" fo:font-style="normal" officeooo:rsid="0083a183" style:font-size-asian="12pt" style:font-style-asian="normal" style:font-style-complex="normal"/>
    </style:style>
    <style:style style:name="T58" style:family="text">
      <style:text-properties fo:color="#000000" style:font-name="Monospace" fo:font-size="10pt" style:font-size-asian="10pt"/>
    </style:style>
    <style:style style:name="T59" style:family="text">
      <style:text-properties fo:color="#000000" style:font-name="Monospace" fo:font-size="10pt" officeooo:rsid="00a4b69c" style:font-size-asian="10pt"/>
    </style:style>
    <style:style style:name="T60" style:family="text">
      <style:text-properties fo:color="#000000" style:font-name="Monospace" fo:font-size="10pt" fo:language="en" fo:country="US" fo:font-weight="normal" officeooo:rsid="0058e096" style:font-size-asian="10pt" style:font-weight-asian="normal" style:font-size-complex="12pt" style:font-weight-complex="normal"/>
    </style:style>
    <style:style style:name="T61" style:family="text">
      <style:text-properties fo:color="#000000" style:font-name="Monospace" fo:font-size="10pt" fo:language="en" fo:country="US" style:font-size-asian="10pt"/>
    </style:style>
    <style:style style:name="T62" style:family="text">
      <style:text-properties fo:color="#000000" style:font-name="Monospace" fo:font-size="10pt" fo:language="en" fo:country="US" officeooo:rsid="00a0a9f1" style:font-size-asian="10pt"/>
    </style:style>
    <style:style style:name="T63" style:family="text">
      <style:text-properties fo:color="#000000" style:font-name="Monospace" fo:font-size="10pt" fo:language="en" fo:country="US" fo:font-style="italic" officeooo:rsid="00a0a9f1" style:font-size-asian="10pt" style:font-style-asian="italic" style:font-style-complex="italic"/>
    </style:style>
    <style:style style:name="T64" style:family="text">
      <style:text-properties fo:color="#000000" style:font-name="Monospace" fo:font-size="10pt" fo:font-weight="normal" officeooo:rsid="0058e096" style:font-size-asian="10pt" style:font-weight-asian="normal" style:font-size-complex="12pt" style:font-weight-complex="normal"/>
    </style:style>
    <style:style style:name="T65" style:family="text">
      <style:text-properties fo:color="#000000" style:font-name="Monospace" fo:font-size="10pt" fo:font-style="italic" officeooo:rsid="00a4b69c" style:font-size-asian="10pt" style:font-style-asian="italic" style:font-style-complex="italic"/>
    </style:style>
    <style:style style:name="T66" style:family="text">
      <style:text-properties fo:color="#000000" officeooo:rsid="00a31a18"/>
    </style:style>
    <style:style style:name="T67" style:family="text">
      <style:text-properties fo:color="#000000" officeooo:rsid="00a5d91c"/>
    </style:style>
    <style:style style:name="T68" style:family="text">
      <style:text-properties fo:color="#000000" officeooo:rsid="00a7a9bf"/>
    </style:style>
    <style:style style:name="T69" style:family="text">
      <style:text-properties fo:color="#000000" fo:language="en" fo:country="US" officeooo:rsid="00a59116"/>
    </style:style>
    <style:style style:name="T70" style:family="text">
      <style:text-properties fo:color="#000000" fo:language="en" fo:country="US" fo:font-style="italic" officeooo:rsid="00a59116" style:font-style-asian="italic" style:font-style-complex="italic"/>
    </style:style>
    <style:style style:name="T71" style:family="text">
      <style:text-properties officeooo:rsid="001d3aa4"/>
    </style:style>
    <style:style style:name="T72" style:family="text">
      <style:text-properties officeooo:rsid="0020e524"/>
    </style:style>
    <style:style style:name="T73" style:family="text">
      <style:text-properties fo:color="#ff0000"/>
    </style:style>
    <style:style style:name="T74" style:family="text">
      <style:text-properties fo:color="#ff0000" style:font-name="Liberation Serif" fo:font-size="12pt" fo:language="en" fo:country="US" fo:font-weight="normal" officeooo:rsid="00a907df" style:font-size-asian="10.5pt" style:font-weight-asian="normal" style:font-size-complex="12pt" style:font-weight-complex="normal"/>
    </style:style>
    <style:style style:name="T75" style:family="text">
      <style:text-properties fo:color="#ff0000" officeooo:rsid="00a31a18"/>
    </style:style>
    <style:style style:name="T76" style:family="text">
      <style:text-properties officeooo:rsid="00210a09"/>
    </style:style>
    <style:style style:name="T77" style:family="text">
      <style:text-properties officeooo:rsid="00231660"/>
    </style:style>
    <style:style style:name="T78" style:family="text">
      <style:text-properties officeooo:rsid="00278c47"/>
    </style:style>
    <style:style style:name="T79" style:family="text">
      <style:text-properties fo:font-size="26pt" fo:font-weight="bold" officeooo:rsid="00137f3b" style:font-size-asian="26pt" style:font-weight-asian="bold" style:font-size-complex="26pt" style:font-weight-complex="bold"/>
    </style:style>
    <style:style style:name="T80" style:family="text">
      <style:text-properties fo:font-size="26pt" fo:font-weight="bold" officeooo:rsid="00278c47" style:font-size-asian="26pt" style:font-weight-asian="bold" style:font-size-complex="26pt" style:font-weight-complex="bold"/>
    </style:style>
    <style:style style:name="T81" style:family="text">
      <style:text-properties fo:font-size="26pt" fo:font-weight="bold" officeooo:rsid="0034b9f0" style:font-size-asian="26pt" style:font-weight-asian="bold" style:font-size-complex="26pt" style:font-weight-complex="bold"/>
    </style:style>
    <style:style style:name="T82" style:family="text">
      <style:text-properties officeooo:rsid="0027e260"/>
    </style:style>
    <style:style style:name="T83" style:family="text">
      <style:text-properties style:text-underline-style="none"/>
    </style:style>
    <style:style style:name="T84" style:family="text">
      <style:text-properties officeooo:rsid="00283a9d"/>
    </style:style>
    <style:style style:name="T85" style:family="text">
      <style:text-properties officeooo:rsid="0036b7d1"/>
    </style:style>
    <style:style style:name="T86" style:family="text">
      <style:text-properties fo:font-style="italic" style:font-style-asian="italic" style:font-style-complex="italic"/>
    </style:style>
    <style:style style:name="T87" style:family="text">
      <style:text-properties fo:font-style="italic" officeooo:rsid="0036b7d1" style:font-style-asian="italic" style:font-style-complex="italic"/>
    </style:style>
    <style:style style:name="T88" style:family="text">
      <style:text-properties fo:font-style="italic" officeooo:rsid="00210a09" style:font-style-asian="italic" style:font-style-complex="italic"/>
    </style:style>
    <style:style style:name="T89" style:family="text">
      <style:text-properties fo:font-style="italic" officeooo:rsid="001d3aa4" style:font-style-asian="italic" style:font-style-complex="italic"/>
    </style:style>
    <style:style style:name="T90" style:family="text">
      <style:text-properties fo:font-style="italic" officeooo:rsid="0038a755" style:font-style-asian="italic" style:font-style-complex="italic"/>
    </style:style>
    <style:style style:name="T91" style:family="text">
      <style:text-properties fo:font-style="italic" officeooo:rsid="0027e260" style:font-style-asian="italic" style:font-style-complex="italic"/>
    </style:style>
    <style:style style:name="T92" style:family="text">
      <style:text-properties fo:font-style="italic" officeooo:rsid="00231660" style:font-style-asian="italic" style:font-style-complex="italic"/>
    </style:style>
    <style:style style:name="T93" style:family="text">
      <style:text-properties fo:font-style="italic" officeooo:rsid="00412b4e" style:font-style-asian="italic" style:font-style-complex="italic"/>
    </style:style>
    <style:style style:name="T94" style:family="text">
      <style:text-properties fo:font-style="italic" officeooo:rsid="0053e30a" style:font-style-asian="italic" style:font-style-complex="italic"/>
    </style:style>
    <style:style style:name="T95" style:family="text">
      <style:text-properties fo:font-style="italic" officeooo:rsid="00699c1c" style:font-style-asian="italic" style:font-style-complex="italic"/>
    </style:style>
    <style:style style:name="T96" style:family="text">
      <style:text-properties fo:font-style="italic" officeooo:rsid="0083a183" style:font-style-asian="italic" style:font-style-complex="italic"/>
    </style:style>
    <style:style style:name="T97" style:family="text">
      <style:text-properties fo:font-style="italic" officeooo:rsid="007da79e" style:font-style-asian="italic" style:font-style-complex="italic"/>
    </style:style>
    <style:style style:name="T98" style:family="text">
      <style:text-properties fo:font-style="italic" officeooo:rsid="0085d8db" style:font-style-asian="italic" style:font-style-complex="italic"/>
    </style:style>
    <style:style style:name="T99" style:family="text">
      <style:text-properties fo:font-style="italic" officeooo:rsid="0076da5c" style:font-style-asian="italic" style:font-style-complex="italic"/>
    </style:style>
    <style:style style:name="T100" style:family="text">
      <style:text-properties fo:font-style="italic" officeooo:rsid="004eafcd" style:font-style-asian="italic" style:font-style-complex="italic"/>
    </style:style>
    <style:style style:name="T101" style:family="text">
      <style:text-properties fo:font-style="italic" officeooo:rsid="0067a29b" style:font-style-asian="italic" style:font-style-complex="italic"/>
    </style:style>
    <style:style style:name="T102" style:family="text">
      <style:text-properties fo:font-style="italic" officeooo:rsid="0085187c" style:font-style-asian="italic" style:font-style-complex="italic"/>
    </style:style>
    <style:style style:name="T103" style:family="text">
      <style:text-properties fo:font-style="italic" officeooo:rsid="006d33f9" style:font-size-asian="10.5pt" style:font-style-asian="italic" style:font-style-complex="italic"/>
    </style:style>
    <style:style style:name="T104" style:family="text">
      <style:text-properties fo:font-size="22pt" fo:font-weight="bold" style:font-size-asian="22pt" style:font-weight-asian="bold" style:font-size-complex="22pt" style:font-weight-complex="bold"/>
    </style:style>
    <style:style style:name="T105" style:family="text">
      <style:text-properties fo:font-size="22pt" fo:font-weight="bold" officeooo:rsid="00137f3b" style:font-size-asian="22pt" style:font-weight-asian="bold" style:font-size-complex="22pt" style:font-weight-complex="bold"/>
    </style:style>
    <style:style style:name="T106" style:family="text">
      <style:text-properties fo:font-size="22pt" fo:language="en" fo:country="US" fo:font-style="normal" fo:font-weight="bold" officeooo:rsid="00137f3b" style:font-size-asian="22pt" style:font-style-asian="normal" style:font-weight-asian="bold" style:font-size-complex="22pt" style:font-style-complex="normal" style:font-weight-complex="bold"/>
    </style:style>
    <style:style style:name="T107" style:family="text">
      <style:text-properties fo:font-size="22pt" fo:language="en" fo:country="US" fo:font-style="normal" fo:font-weight="bold" officeooo:rsid="00a7a9bf" style:font-size-asian="22pt" style:font-style-asian="normal" style:font-weight-asian="bold" style:font-size-complex="22pt" style:font-style-complex="normal" style:font-weight-complex="bold"/>
    </style:style>
    <style:style style:name="T108" style:family="text">
      <style:text-properties officeooo:rsid="003d8320"/>
    </style:style>
    <style:style style:name="T109" style:family="text">
      <style:text-properties fo:font-style="normal" style:font-style-asian="normal" style:font-style-complex="normal"/>
    </style:style>
    <style:style style:name="T110" style:family="text">
      <style:text-properties fo:font-style="normal" officeooo:rsid="00210a09" style:font-style-asian="normal" style:font-style-complex="normal"/>
    </style:style>
    <style:style style:name="T111" style:family="text">
      <style:text-properties fo:font-style="normal" officeooo:rsid="0027e260" style:font-style-asian="normal" style:font-style-complex="normal"/>
    </style:style>
    <style:style style:name="T112" style:family="text">
      <style:text-properties fo:font-style="normal" officeooo:rsid="005966ff" style:font-style-asian="normal" style:font-style-complex="normal"/>
    </style:style>
    <style:style style:name="T113" style:family="text">
      <style:text-properties fo:font-style="normal" officeooo:rsid="0083a183" style:font-style-asian="normal" style:font-style-complex="normal"/>
    </style:style>
    <style:style style:name="T114" style:family="text">
      <style:text-properties fo:font-style="normal" officeooo:rsid="0085187c" style:font-style-asian="normal" style:font-style-complex="normal"/>
    </style:style>
    <style:style style:name="T115" style:family="text">
      <style:text-properties fo:font-style="normal" officeooo:rsid="0085d8db" style:font-style-asian="normal" style:font-style-complex="normal"/>
    </style:style>
    <style:style style:name="T116" style:family="text">
      <style:text-properties fo:font-style="normal" officeooo:rsid="0096f3f0" style:font-style-asian="normal" style:font-style-complex="normal"/>
    </style:style>
    <style:style style:name="T117" style:family="text">
      <style:text-properties fo:font-style="normal" officeooo:rsid="00b22c00" style:font-style-asian="normal" style:font-style-complex="normal"/>
    </style:style>
    <style:style style:name="T118" style:family="text">
      <style:text-properties officeooo:rsid="004eafcd"/>
    </style:style>
    <style:style style:name="T119" style:family="text">
      <style:text-properties officeooo:rsid="0050f3fa"/>
    </style:style>
    <style:style style:name="T120" style:family="text">
      <style:text-properties officeooo:rsid="0053e30a"/>
    </style:style>
    <style:style style:name="T121" style:family="text">
      <style:text-properties officeooo:rsid="0063c4f8"/>
    </style:style>
    <style:style style:name="T122" style:family="text">
      <style:text-properties officeooo:rsid="0067a29b"/>
    </style:style>
    <style:style style:name="T123" style:family="text">
      <style:text-properties officeooo:rsid="006b1c9d"/>
    </style:style>
    <style:style style:name="T124" style:family="text">
      <style:text-properties officeooo:rsid="006d881c"/>
    </style:style>
    <style:style style:name="T125" style:family="text">
      <style:text-properties officeooo:rsid="006d33f9" style:font-size-asian="10.5pt"/>
    </style:style>
    <style:style style:name="T126" style:family="text">
      <style:text-properties officeooo:rsid="0085187c" style:font-size-asian="10.5pt"/>
    </style:style>
    <style:style style:name="T127" style:family="text">
      <style:text-properties officeooo:rsid="00866051" style:font-size-asian="10.5pt"/>
    </style:style>
    <style:style style:name="T128" style:family="text">
      <style:text-properties officeooo:rsid="00ab58ca" style:font-size-asian="10.5pt"/>
    </style:style>
    <style:style style:name="T129" style:family="text">
      <style:text-properties fo:font-variant="normal" fo:text-transform="none" fo:color="#000000" style:font-name="Liberation Serif" fo:font-size="12pt" fo:letter-spacing="normal" fo:language="en" fo:country="US" fo:font-style="normal" fo:font-weight="normal" style:font-size-asian="12pt" style:font-weight-asian="normal" style:font-size-complex="12pt" style:font-weight-complex="normal"/>
    </style:style>
    <style:style style:name="T130"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style:font-size-asian="12pt" style:font-weight-asian="normal" style:font-size-complex="12pt" style:font-weight-complex="normal"/>
    </style:style>
    <style:style style:name="T131"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7da79e" style:text-blinking="false" style:font-size-asian="12pt" style:font-weight-asian="normal" style:font-size-complex="12pt" style:font-weight-complex="normal"/>
    </style:style>
    <style:style style:name="T132" style:family="text">
      <style:text-properties officeooo:rsid="007da79e"/>
    </style:style>
    <style:style style:name="T133" style:family="text">
      <style:text-properties officeooo:rsid="00814b15"/>
    </style:style>
    <style:style style:name="T134" style:family="text">
      <style:text-properties fo:color="#008000"/>
    </style:style>
    <style:style style:name="T135" style:family="text">
      <style:text-properties fo:color="#008000" officeooo:rsid="00704746"/>
    </style:style>
    <style:style style:name="T136" style:family="text">
      <style:text-properties officeooo:rsid="008231b8"/>
    </style:style>
    <style:style style:name="T137" style:family="text">
      <style:text-properties officeooo:rsid="008c8037"/>
    </style:style>
    <style:style style:name="T138" style:family="text">
      <style:text-properties officeooo:rsid="00900e64"/>
    </style:style>
    <style:style style:name="T139" style:family="text">
      <style:text-properties officeooo:rsid="00914809"/>
    </style:style>
    <style:style style:name="T140" style:family="text">
      <style:text-properties officeooo:rsid="00915e0e"/>
    </style:style>
    <style:style style:name="T141" style:family="text">
      <style:text-properties fo:color="#6a3e3e" style:font-name="Monospace" fo:font-size="10pt" style:font-size-asian="10pt"/>
    </style:style>
    <style:style style:name="T142" style:family="text">
      <style:text-properties fo:color="#6a3e3e" style:font-name="Monospace" fo:font-size="10pt" officeooo:rsid="009c7fdd" style:font-size-asian="10pt"/>
    </style:style>
    <style:style style:name="T143" style:family="text">
      <style:text-properties fo:color="#7f0055" style:font-name="Monospace" fo:font-size="10pt" fo:font-weight="bold" style:font-size-asian="10pt" style:font-weight-asian="bold"/>
    </style:style>
    <style:style style:name="T144" style:family="text">
      <style:text-properties fo:color="#7f0055" style:font-name="Monospace" fo:font-size="10pt" fo:font-weight="bold" officeooo:rsid="0058e096" style:font-size-asian="10pt" style:font-weight-asian="bold" style:font-size-complex="12pt" style:font-weight-complex="normal"/>
    </style:style>
    <style:style style:name="T145" style:family="text">
      <style:text-properties fo:color="#7f0055" style:font-name="Monospace" fo:font-size="10pt" fo:language="en" fo:country="US" fo:font-weight="bold" style:font-size-asian="10pt" style:font-weight-asian="bold"/>
    </style:style>
    <style:style style:name="T146" style:family="text">
      <style:text-properties fo:color="#7f0055" style:font-name="Monospace" fo:font-size="10pt" fo:language="en" fo:country="US" fo:font-weight="bold" officeooo:rsid="0058e096" style:font-size-asian="10pt" style:font-weight-asian="bold" style:font-size-complex="12pt" style:font-weight-complex="normal"/>
    </style:style>
    <style:style style:name="T147" style:family="text">
      <style:text-properties fo:color="#0000c0" style:font-name="Monospace" fo:font-size="10pt" fo:font-style="italic" fo:font-weight="bold" style:font-size-asian="10pt" style:font-style-asian="italic" style:font-weight-asian="bold"/>
    </style:style>
    <style:style style:name="T148" style:family="text">
      <style:text-properties fo:color="#0000c0" style:font-name="Monospace" fo:font-size="10pt" style:font-size-asian="10pt"/>
    </style:style>
    <style:style style:name="T149" style:family="text">
      <style:text-properties fo:color="#3f5fbf" style:font-name="Monospace" fo:font-size="10pt" style:font-size-asian="10pt"/>
    </style:style>
    <style:style style:name="T150" style:family="text">
      <style:text-properties fo:color="#7f9fbf" style:font-name="Monospace" fo:font-size="10pt" fo:font-weight="bold" style:font-size-asian="10pt" style:font-weight-asian="bold"/>
    </style:style>
    <style:style style:name="T151" style:family="text">
      <style:text-properties fo:color="#646464" style:font-name="Monospace" fo:font-size="10pt" style:font-size-asian="10pt"/>
    </style:style>
    <style:style style:name="T152" style:family="text">
      <style:text-properties fo:color="#3f7f5f" style:font-name="Monospace" fo:font-size="10pt" style:font-size-asian="10pt"/>
    </style:style>
    <style:style style:name="T153" style:family="text">
      <style:text-properties fo:color="#008080" style:font-name="Monospace" fo:font-size="10pt" style:font-size-asian="10pt"/>
    </style:style>
    <style:style style:name="T154" style:family="text">
      <style:text-properties fo:color="#3f7f7f" style:font-name="Monospace" fo:font-size="10pt" style:font-size-asian="10pt"/>
    </style:style>
    <style:style style:name="T155" style:family="text">
      <style:text-properties style:font-name="Monospace" fo:font-size="10pt" style:font-size-asian="10pt"/>
    </style:style>
    <style:style style:name="T156" style:family="text">
      <style:text-properties fo:color="#7f007f" style:font-name="Monospace" fo:font-size="10pt" style:font-size-asian="10pt"/>
    </style:style>
    <style:style style:name="T157" style:family="text">
      <style:text-properties fo:color="#2a00ff" style:font-name="Monospace" fo:font-size="10pt" fo:font-style="italic" style:font-size-asian="10pt" style:font-style-asian="italic"/>
    </style:style>
    <style:style style:name="T158" style:family="text">
      <style:text-properties fo:color="#2a00ff" style:font-name="Monospace" fo:font-size="10pt" fo:font-style="italic" officeooo:rsid="00a0c5c4" style:font-size-asian="10pt" style:font-style-asian="italic"/>
    </style:style>
    <style:style style:name="T159" style:family="text">
      <style:text-properties fo:color="#808080" style:font-name="Monospace" fo:font-size="10pt" style:font-size-asian="10pt"/>
    </style:style>
    <style:style style:name="T160" style:family="text">
      <style:text-properties officeooo:rsid="00a0a9f1"/>
    </style:style>
    <style:style style:name="T161" style:family="text">
      <style:text-properties fo:language="en" fo:country="US"/>
    </style:style>
    <style:style style:name="T162" style:family="text">
      <style:text-properties fo:language="en" fo:country="US" officeooo:rsid="007f255f"/>
    </style:style>
    <style:style style:name="T163" style:family="text">
      <style:text-properties fo:language="en" fo:country="US" officeooo:rsid="00a4b69c"/>
    </style:style>
    <style:style style:name="T164" style:family="text">
      <style:text-properties fo:language="en" fo:country="US" officeooo:rsid="00a59116"/>
    </style:style>
    <style:style style:name="T165" style:family="text">
      <style:text-properties fo:language="en" fo:country="US" fo:font-style="italic" style:font-style-asian="italic" style:font-style-complex="italic"/>
    </style:style>
    <style:style style:name="T166" style:family="text">
      <style:text-properties fo:language="en" fo:country="US" fo:font-style="italic" officeooo:rsid="00a59116" style:font-style-asian="italic" style:font-style-complex="italic"/>
    </style:style>
    <style:style style:name="T167" style:family="text">
      <style:text-properties fo:language="en" fo:country="US" officeooo:rsid="00ab58ca"/>
    </style:style>
    <style:style style:name="T168" style:family="text">
      <style:text-properties officeooo:rsid="00a4b69c"/>
    </style:style>
    <style:style style:name="T169" style:family="text">
      <style:text-properties officeooo:rsid="00abcd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8"><text:span text:style-name="T79">PeerSimGrid </text:span><text:span text:style-name="T80">1.</text:span><text:span text:style-name="T81">0</text:span></text:p>
      <text:p text:style-name="P8"/>
      <text:p text:style-name="P60"><text:span text:style-name="T84">K</text:span>haled <text:span text:style-name="T84">B</text:span>aati</text:p>
      <text:p text:style-name="P60"><text:span text:style-name="T84">June</text:span> <text:span text:style-name="T78">15</text:span>, 2015</text:p>
      <text:p text:style-name="P31"/>
      <text:p text:style-name="P31"><text:span text:style-name="T9"><text:tab/></text:span><text:span text:style-name="T10">PeerSimGrid (</text:span><text:span text:style-name="T9">PS</text:span><text:span text:style-name="T10">G)</text:span><text:span text:style-name="T9"> </text:span><text:span text:style-name="T11">is <text:s/></text:span><text:span text:style-name="T12">an interface </text:span><text:span text:style-name="T11">developed in Java and allows users to simulate and execute their code under </text:span><text:span text:style-name="T13">Peer</text:span><text:span text:style-name="T14">S</text:span><text:span text:style-name="T13">im or </text:span><text:span text:style-name="T34">Simg</text:span><text:span text:style-name="T35">r</text:span><text:span text:style-name="T34">id</text:span><text:span text:style-name="T13"> </text:span><text:span text:style-name="T15">simulator</text:span><text:span text:style-name="T13">, using Peer</text:span><text:span text:style-name="T14">S</text:span><text:span text:style-name="T13">im implementation policy. F</text:span><text:span text:style-name="T16">or a quick start please refer to the README file, included in the distribution.</text:span></text:p>
      <text:p text:style-name="P2"><text:span text:style-name="T104">Introduction</text:span> </text:p>
      <text:p text:style-name="P34"><text:tab/>In<text:span text:style-name="T6"> this Tutorial we will explain step by step </text:span><text:span text:style-name="T17">how to use</text:span><text:span text:style-name="T6"> </text:span><text:span text:style-name="T21">PeerSimGrid</text:span><text:span text:style-name="T26"> (</text:span><text:span text:style-name="T6">PSG</text:span><text:span text:style-name="T26">) </text:span><text:span text:style-name="T6">through a basic example. </text:span><text:span text:style-name="T25">In this tutorial it is supposed that you have access to:</text:span></text:p>
      <text:list xml:id="list1833890338951321593" text:style-name="L1">
        <text:list-item>
          <text:p text:style-name="P69">knowledge of the Java language .</text:p>
        </text:list-item>
        <text:list-item>
          <text:p text:style-name="P69">a Java compiler for Java version 1.8 or higher.</text:p>
        </text:list-item>
        <text:list-item>
          <text:p text:style-name="P70"><text:span text:style-name="T18">Peer</text:span><text:span text:style-name="T20">S</text:span><text:span text:style-name="T18">im</text:span><text:span text:style-name="T5"> documentation.</text:span></text:p>
        </text:list-item>
      </text:list>
      <text:p text:style-name="P23"><text:span text:style-name="T7">W</text:span><text:span text:style-name="T8">e consider the </text:span><text:span text:style-name="T32">Event driven version of averaging </text:span><text:span text:style-name="T33">example where nodes collectively calculate the average of some parameter via periodically exchanging messages and performing pairwise averaging steps.</text:span></text:p>
      <text:p text:style-name="Text_20_body"><text:span text:style-name="T39">The development will </text:span><text:span text:style-name="T40">always remain</text:span><text:span text:style-name="T39"> the same as under </text:span><text:span text:style-name="T44">Peer</text:span><text:span text:style-name="T45">S</text:span><text:span text:style-name="T44">im</text:span><text:span text:style-name="T39">, so please refer to its docum</text:span><text:span text:style-name="T161">entation at </text:span><text:a xlink:type="simple" xlink:href="http://peersim.sourceforge.net/">peersim.sourceforge.net</text:a><text:span text:style-name="T74"> </text:span><text:span text:style-name="T39">. </text:span><text:span text:style-name="T41">The only changes are made in the configuration file of the simulation.</text:span></text:p>
      <text:p text:style-name="P12"><text:span text:style-name="T138">What is</text:span> PSG?</text:p>
      <text:p text:style-name="P35"><text:tab/><text:span text:style-name="T21">Peer</text:span><text:span text:style-name="T20">S</text:span><text:span text:style-name="T21">im</text:span> is a Peer-to-Peer simulator. It has been designed to be both dynamic and scalable. The engines use a simple ASCII file based configuration mechanism.</text:p>
      <text:p text:style-name="P27">The philosophy of <text:span text:style-name="T86">PeerSim</text:span> is to use a modular approach, as the preferred way of coding with it is to re-use existing modules. These modules can be of different kinds, for example there are modules which can initialize the network, modules which can handle the different protocols, modules to control and modify the network.</text:p>
      <text:p text:style-name="P28"><text:span text:style-name="T21">Peer</text:span><text:span text:style-name="T20">S</text:span><text:span text:style-name="T21">im</text:span> can also work in two different modes: cycle-based or event-based. The cycle- based engine is based on a very simple time scheduling algorithm and is very efficient and scalable. The event-based engine is based on a more complex but more realistic approach.</text:p>
      <text:p text:style-name="P30"><text:span text:style-name="T21">Peer</text:span><text:span text:style-name="T20">S</text:span><text:span text:style-name="T21">im</text:span> presents an easy and simply way of coding applications.</text:p>
      <text:p text:style-name="P33"><text:span text:style-name="T37">In the other side, </text:span><text:span text:style-name="T42">Simg</text:span><text:span text:style-name="T43">r</text:span><text:span text:style-name="T42">id</text:span><text:span text:style-name="T38"> </text:span><text:span text:style-name="T36">is a simulation framework to study the behavior of large-scale distributed systems </text:span><text:span text:style-name="T129">such as </text:span><text:a xlink:type="simple" xlink:href="https://en.wikipedia.org/wiki/Grid_computing"><text:span text:style-name="T130">Grid</text:span></text:a><text:span text:style-name="T131">s</text:span><text:span text:style-name="T129">, </text:span><text:span text:style-name="T161">P2P</text:span><text:span text:style-name="T130"> </text:span><text:span text:style-name="T129">systems and </text:span><text:span text:style-name="T130">Cloud, </text:span><text:span text:style-name="T161">is able to simulate pretty accurately the real </text:span><text:soft-page-break/><text:span text:style-name="T161">behavior of applications. </text:span><text:span text:style-name="T42">Simg</text:span><text:span text:style-name="T43">r</text:span><text:span text:style-name="T42">id</text:span><text:span text:style-name="T162"> presents many platforms and network topologies to perform <text:s/>execution.</text:span></text:p>
      <text:p text:style-name="P28"><text:span text:style-name="T132">The Idea of our tool </text:span><text:span text:style-name="T97">PeerSimGrid</text:span><text:span text:style-name="T132">, is to combine the two philosophy of </text:span><text:span text:style-name="T21">Peer</text:span><text:span text:style-name="T20">S</text:span><text:span text:style-name="T21">im</text:span><text:span text:style-name="T132"> and </text:span><text:span text:style-name="T34">Simg</text:span><text:span text:style-name="T35">r</text:span><text:span text:style-name="T34">id</text:span><text:span text:style-name="T132"> as the user have the choice to execute his application under </text:span><text:span text:style-name="T21">Peer</text:span><text:span text:style-name="T20">S</text:span><text:span text:style-name="T21">im</text:span><text:span text:style-name="T132"> or </text:span><text:span text:style-name="T34">Simg</text:span><text:span text:style-name="T35">r</text:span><text:span text:style-name="T34">id</text:span><text:span text:style-name="T132"> with the same code.</text:span></text:p>
      <text:p text:style-name="P28"><text:span text:style-name="T124">The user develops their applications under </text:span><text:span text:style-name="T21">Peer</text:span><text:span text:style-name="T20">S</text:span><text:span text:style-name="T21">im</text:span><text:span text:style-name="T124"> implementation policy which is more easier and simple, and according to the parameters entered in the configuration file, </text:span><text:span text:style-name="T21">Peer</text:span><text:span text:style-name="T20">S</text:span><text:span text:style-name="T21">im</text:span><text:span text:style-name="T124"> or </text:span><text:span text:style-name="T34">Simg</text:span><text:span text:style-name="T35">r</text:span><text:span text:style-name="T34">id</text:span><text:span text:style-name="T124"> engine will be used.</text:span></text:p>
      <table:table table:name="Tableau1" table:style-name="Tableau1">
        <table:table-column table:style-name="Tableau1.A"/>
        <table:table-column table:style-name="Tableau1.B"/>
        <table:table-row table:style-name="Tableau1.1">
          <table:table-cell table:style-name="Tableau1.A1" office:value-type="string">
            <text:p text:style-name="P45"/>
            <text:p text:style-name="P45"/>
            <text:p text:style-name="P49"/>
            <text:p text:style-name="P49"/>
            <text:p text:style-name="P49"/>
            <text:p text:style-name="P49"/>
            <text:p text:style-name="P49"/>
            <text:p text:style-name="P49"/>
            <text:p text:style-name="P49"/>
            <text:p text:style-name="P49"/>
            <text:p text:style-name="P45"><text:span text:style-name="T77">SIZE</text:span> 100</text:p>
            <text:p text:style-name="P45">CYCLES 100</text:p>
            <text:p text:style-name="P45">CYCLE SIZE*100</text:p>
            <text:p text:style-name="P45">random.seed 1234567890</text:p>
            <text:p text:style-name="P45">network.size SIZE</text:p>
            <text:p text:style-name="P45"><text:span text:style-name="T73">simulation.endtime</text:span> CYCLE*CYCLES</text:p>
            <text:p text:style-name="P45">simulation.logtime CYCLE</text:p>
            <text:p text:style-name="P45"/>
            <text:p text:style-name="P45">##########protocols ##########</text:p>
            <text:p text:style-name="P45">protocol.link peersim.core.IdleProtocol</text:p>
            <text:p text:style-name="P45"/>
            <text:p text:style-name="P45">protocol.avg example.edaggregation.AverageED</text:p>
            <text:p text:style-name="P45">protocol.avg.linkable link</text:p>
            <text:p text:style-name="P45">protocol.avg.step CYCLE</text:p>
            <text:p text:style-name="P45">protocol.avg.transport <text:span text:style-name="T140">tr</text:span></text:p>
            <text:p text:style-name="P45"/>
            <text:p text:style-name="P45">protocol.tr UnreliableTransport</text:p>
            <text:p text:style-name="P45">protocol.tr.transport <text:span text:style-name="T140">urt</text:span></text:p>
            <text:p text:style-name="P45">protocol.tr.drop DROP</text:p>
            <text:p text:style-name="P45"/>
            <text:p text:style-name="P53">protocol.urt UniformRandomTransport</text:p>
            <text:p text:style-name="P45">protocol.urt.mindelay (CYCLE*MINDELAY)/100</text:p>
            <text:p text:style-name="P45">protocol.urt.maxdelay (CYCLE*MAXDELAY)/100</text:p>
            <text:p text:style-name="P45"/>
            <text:p text:style-name="P45">########## initialization ##########</text:p>
            <text:p text:style-name="P44">init.</text:p>
            <text:p text:style-name="P44"/>
            <text:p text:style-name="P45">########## control ########## </text:p>
            <text:p text:style-name="P44">control..</text:p>
          </table:table-cell>
          <table:table-cell table:style-name="Tableau1.B1" office:value-type="string">
            <text:p text:style-name="P55"># A folder name, where will be stored the simulation output.</text:p>
            <text:p text:style-name="P50">OutputName edaggregation</text:p>
            <text:p text:style-name="P49"/>
            <text:p text:style-name="P54"># the platform file for simgrid simulator.</text:p>
            <text:p text:style-name="P52">platform platforms/<text:span text:style-name="T137">psg</text:span><text:span text:style-name="T83">.xml</text:span></text:p>
            <text:p text:style-name="P49"/>
            <text:p text:style-name="P54"># the <text:span text:style-name="T133">unit of measure: sec /ms /us</text:span></text:p>
            <text:p text:style-name="P51">unit ms </text:p>
            <text:p text:style-name="P51"/>
            <text:p text:style-name="P45"><text:span text:style-name="T77">SIZE</text:span> 100</text:p>
            <text:p text:style-name="P45">CYCLES 100</text:p>
            <text:p text:style-name="P45">CYCLE SIZE*100</text:p>
            <text:p text:style-name="P45">random.seed 1234567890</text:p>
            <text:p text:style-name="P45">network.size SIZE</text:p>
            <text:p text:style-name="P45"><text:span text:style-name="T134">simulation.</text:span><text:span text:style-name="T135">duration</text:span> CYCLE*CYCLES</text:p>
            <text:p text:style-name="P45">simulation.logtime CYCLE</text:p>
            <text:p text:style-name="P45"/>
            <text:p text:style-name="P45">##########protocols ##########</text:p>
            <text:p text:style-name="P45">protocol.link peersim.core.IdleProtocol</text:p>
            <text:p text:style-name="P45"/>
            <text:p text:style-name="P45">protocol.avg example.edaggregation.AverageED</text:p>
            <text:p text:style-name="P45">protocol.avg.linkable link</text:p>
            <text:p text:style-name="P45">protocol.avg.step CYCLE</text:p>
            <text:p text:style-name="P45">protocol.avg.transport <text:span text:style-name="T139">tr</text:span></text:p>
            <text:p text:style-name="P45"/>
            <text:p text:style-name="P45">protocol.tr UnreliableTransport</text:p>
            <text:p text:style-name="P45">protocol.tr.transport <text:span text:style-name="T140">urt</text:span></text:p>
            <text:p text:style-name="P45">protocol.tr.drop DROP</text:p>
            <text:p text:style-name="P45"/>
            <text:p text:style-name="P52">protocol.urt psgsim.PSGTransport</text:p>
            <text:p text:style-name="P45">protocol.urt.mindelay (CYCLE*MINDELAY)/100</text:p>
            <text:p text:style-name="P45">protocol.urt.maxdelay (CYCLE*MAXDELAY)/100</text:p>
            <text:p text:style-name="P45"/>
            <text:p text:style-name="P45">########## initialization ##########</text:p>
            <text:p text:style-name="P44">init.</text:p>
            <text:p text:style-name="P44"/>
            <text:p text:style-name="P45">########## control ########## </text:p>
            <text:p text:style-name="P44">control..</text:p>
          </table:table-cell>
        </table:table-row>
      </table:table>
      <text:p text:style-name="P3"><text:tab/><text:tab/><text:tab/>(a)<text:tab/><text:tab/><text:tab/><text:tab/><text:tab/><text:tab/><text:tab/>(b)</text:p>
      <text:p text:style-name="P66"><text:span text:style-name="T161">Fig </text:span><text:span text:style-name="T161"><text:sequence text:ref-name="refFig0" text:name="Fig" text:formula="ooow:Fig+1" style:num-format="1">1</text:sequence></text:span><text:span text:style-name="T161">.Configuration file of the edaggregation example for (a) PeerSim and (b) Simgrid simulation</text:span></text:p>
      <text:p text:style-name="P65"><text:soft-page-break/><text:span text:style-name="T106">Peer</text:span><text:span text:style-name="T107">S</text:span><text:span text:style-name="T106">im simulation</text:span><text:span text:style-name="T1"> </text:span></text:p>
      <text:p text:style-name="P37"><text:span text:style-name="T27"><text:tab/>To simulate your code under </text:span><text:span text:style-name="T21">Peer</text:span><text:span text:style-name="T20">S</text:span><text:span text:style-name="T21">im</text:span><text:span text:style-name="T19">,</text:span><text:span text:style-name="T27"> nothing new to change as we saying before <text:s text:c="2"/>just for launching the simulation, you execute: </text:span></text:p>
      <text:p text:style-name="P22"><text:span text:style-name="T82">&gt; ./run <text:s/></text:span><text:span text:style-name="T91">configs/edaggregation.txt</text:span></text:p>
      <text:p text:style-name="Text_20_body"><text:span text:style-name="T161">Where </text:span><text:span text:style-name="T165">edaggregation.txt</text:span><text:span text:style-name="T161"> is the configuration file </text:span><text:span text:style-name="T167">(see</text:span><text:span text:style-name="T161"> </text:span><text:span text:style-name="T29"><text:s/></text:span><text:span text:style-name="T28"><text:sequence-ref text:reference-format="category-and-value" text:ref-name="refFig0">Fig 1</text:sequence-ref></text:span><text:span text:style-name="T28"> </text:span><text:span text:style-name="T30">(a)).</text:span></text:p>
      <text:p text:style-name="P21"><text:span text:style-name="T66">To have </text:span><text:span text:style-name="T67">a better output present</text:span><text:span text:style-name="T68">ation</text:span><text:span text:style-name="T67"> </text:span><text:span text:style-name="T66">we suggest to add a new properties:</text:span><text:span text:style-name="T75"> </text:span><text:span text:style-name="T121">the “</text:span><text:span text:style-name="T87">outputName</text:span><text:span text:style-name="T85">” which define the folder's name where the simulation's results will be stored under a file name “</text:span><text:span text:style-name="T87">ps.txt</text:span><text:span text:style-name="T85">”.</text:span></text:p>
      <text:p text:style-name="P20"><text:span text:style-name="T108">Y</text:span>ou can <text:span text:style-name="T85">find</text:span> the protocol code of the user <text:s/>“<text:span text:style-name="T86">AverageED.</text:span><text:span text:style-name="T87">j</text:span><text:span text:style-name="T86">ava</text:span>” under <text:span text:style-name="T86">src/example/edaggregation</text:span> <text:span text:style-name="T76">and the complete configuration file “</text:span><text:span text:style-name="T88">edaggregation.txt</text:span><text:span text:style-name="T76">” (if you want to perform </text:span><text:span text:style-name="T99">Peer</text:span><text:span text:style-name="T96">S</text:span><text:span text:style-name="T99">im</text:span><text:span text:style-name="T76"> simulator) and <text:s/></text:span><text:span text:style-name="T88">edaggregation</text:span><text:span text:style-name="T93">PSG </text:span><text:span text:style-name="T88">(if you want perform </text:span><text:span text:style-name="T93">Simgrid</text:span><text:span text:style-name="T88"> simulator)</text:span><text:span text:style-name="T93"> </text:span><text:span text:style-name="T110">under</text:span><text:span text:style-name="T88"> configs/ .</text:span></text:p>
      <text:p text:style-name="P13">Simgrid simulation</text:p>
      <text:p text:style-name="P36"><text:span text:style-name="T125"><text:tab/>To be able to simulate with </text:span><text:span text:style-name="T103">Simgrid</text:span><text:span text:style-name="T125">, a few changes must be done in the configuration file </text:span><text:span text:style-name="T128">(see</text:span><text:span text:style-name="T125"> </text:span><text:span text:style-name="T22"><text:s/></text:span><text:span text:style-name="T23"><text:sequence-ref text:reference-format="category-and-value" text:ref-name="refFig0">Fig 1</text:sequence-ref></text:span><text:span text:style-name="T23"> </text:span><text:span text:style-name="T24">(b))</text:span><text:span text:style-name="T125">. Some properties must be changed and other will be added, </text:span><text:span text:style-name="T126">as fol</text:span><text:span text:style-name="T127">l</text:span><text:span text:style-name="T126">ow:</text:span></text:p>
      <text:p text:style-name="P24"><text:span text:style-name="T72">1</text:span>) Replaces "<text:span text:style-name="T86">simulation.endtime</text:span>" by "<text:span text:style-name="T86">simulation.duration</text:span>": <text:span text:style-name="T119">This change is the key to indicate to PSG which simulator will be use.</text:span></text:p>
      <text:p text:style-name="P25"><text:span text:style-name="T72">2</text:span>) Replaces "<text:span text:style-name="T86">UniformRandomTransport</text:span>" by "<text:span text:style-name="T86">psgsim.PSGTransport</text:span>": <text:span text:style-name="T119">This properties define the transport protocol. </text:span></text:p>
      <text:p text:style-name="P26">3) <text:span text:style-name="T120">Define a new properties “platform” : An xml file describes on which you want run your application. Y</text:span>ou can define your platform on the configuration file as:</text:p>
      <text:p text:style-name="P24"><text:span text:style-name="T2"><text:tab/><text:tab/><text:tab/></text:span><text:span text:style-name="T3">platform path/to/</text:span><text:span text:style-name="T86">your</text:span><text:span text:style-name="T3">/file.xml</text:span><text:span text:style-name="T2"> </text:span></text:p>
      <text:p text:style-name="P15"><text:span text:style-name="T77">This platform will be used by </text:span><text:span text:style-name="T92">Simg</text:span><text:span text:style-name="T94">r</text:span><text:span text:style-name="T92">id</text:span><text:span text:style-name="T77"> simulator to perform the simulation, </text:span>if not<text:span text:style-name="T71"> defined, “</text:span><text:span text:style-name="T89">p</text:span><text:span text:style-name="T90">sg</text:span><text:span text:style-name="T89">.xml</text:span><text:span text:style-name="T71">” platform will be the default value. You can find several platform files under platforms folder.</text:span></text:p>
      <text:p text:style-name="P18">4) <text:span text:style-name="T136">D</text:span>efin<text:span text:style-name="T31">e a new properties: <text:s/>“</text:span><text:span text:style-name="T56">OutputName</text:span><text:span text:style-name="T31">” a</text:span><text:span text:style-name="T47"> folder name, where the simulation output will be stored </text:span><text:span text:style-name="T46">under </text:span><text:span text:style-name="T48">a</text:span><text:span text:style-name="T46"> file name</text:span><text:span text:style-name="T48">d</text:span><text:span text:style-name="T46"> “</text:span><text:span text:style-name="T53">psg.txt</text:span><text:span text:style-name="T46">”. </text:span><text:span text:style-name="T48">This output is the result of your</text:span><text:span text:style-name="T46"> </text:span><text:span text:style-name="T51">“</text:span><text:span text:style-name="T55">System.out</text:span><text:span text:style-name="T48">” instruction.</text:span></text:p>
      <text:p text:style-name="P19"><text:span text:style-name="T48">5</text:span><text:span text:style-name="T46">) </text:span><text:span text:style-name="T49">Define the unit of measur</text:span><text:span text:style-name="T50">e</text:span><text:span text:style-name="T49">: “unit” which is define</text:span><text:span text:style-name="T52">d</text:span><text:span text:style-name="T49"> the </text:span><text:span text:style-name="T50">unit of measurement for the application (duration, steps of protocols and controls..). There are three possibilities units: </text:span><text:span text:style-name="T54">sec</text:span><text:span text:style-name="T50"> / </text:span><text:span text:style-name="T54">ms</text:span><text:span text:style-name="T50"> / </text:span><text:span text:style-name="T54">us </text:span><text:span text:style-name="T57">if not defined, <text:s/>sec will be the default value.</text:span></text:p>
      <text:p text:style-name="P16">To execute the ed-aggregation example:</text:p>
      <text:p text:style-name="P17"><text:span text:style-name="T82">&gt; ./run <text:s/></text:span><text:span text:style-name="T91">configs/edaggregation</text:span><text:span text:style-name="T95">PSG</text:span><text:span text:style-name="T91">.txt</text:span></text:p>
      <text:p text:style-name="P29"><text:span text:style-name="T111"><text:tab/>One last thing </text:span><text:span text:style-name="T112">in the case the user want </text:span><text:span text:style-name="T116">to </text:span><text:span text:style-name="T112">send an event/message with a size </text:span><text:span text:style-name="T113">not null</text:span><text:span text:style-name="T96">,</text:span><text:span text:style-name="T113"> </text:span><text:span text:style-name="T114">the message class must implement </text:span><text:span text:style-name="T102">Sizable</text:span><text:span text:style-name="T114"> interface </text:span><text:span text:style-name="T115">to define the </text:span><text:span text:style-name="T98">getSize</text:span><text:span text:style-name="T115"> method a</text:span><text:span text:style-name="T109">nd the constructor of this class includes this parameter (size </text:span><text:span text:style-name="T117">in bytes</text:span><text:span text:style-name="T109">).</text:span></text:p>
      <text:p text:style-name="P32"><text:soft-page-break/>For example, <text:span text:style-name="T168">in the bit-torrent example (you will find all code in the example folder), you can</text:span> create <text:span text:style-name="T168">a message “</text:span><text:span text:style-name="T65">IntMsg</text:span><text:span text:style-name="T59">” </text:span><text:span text:style-name="T168">with a size 16*1024 bytes (the last parameter) as shown in the follow:</text:span></text:p>
      <table:table table:name="Tableau2" table:style-name="Tableau2">
        <table:table-column table:style-name="Tableau2.A"/>
        <table:table-row table:style-name="Tableau2.1">
          <table:table-cell table:style-name="Tableau2.A1" office:value-type="string">
            <text:p text:style-name="P9"><text:span text:style-name="T141">ev</text:span><text:span text:style-name="T142">ent</text:span><text:span text:style-name="T58"> = </text:span><text:span text:style-name="T143">new</text:span><text:span text:style-name="T58"> IntMsg(</text:span><text:span text:style-name="T147">PIECE</text:span><text:span text:style-name="T58">, </text:span><text:span text:style-name="T141">node</text:span><text:span text:style-name="T58">, </text:span><text:span text:style-name="T141">req</text:span><text:span text:style-name="T58">.</text:span><text:span text:style-name="T148">id</text:span><text:span text:style-name="T58">,</text:span><text:span text:style-name="T59">16*</text:span><text:span text:style-name="T58">1024);</text:span></text:p>
          </table:table-cell>
        </table:table-row>
      </table:table>
      <text:p text:style-name="P10"/>
      <text:p text:style-name="Text_20_body"><text:span text:style-name="T161">The Message class</text:span><text:span text:style-name="T62"> “</text:span><text:span text:style-name="T63">IntMsg”</text:span><text:span text:style-name="T161"> presented in the </text:span><text:span text:style-name="T161"><text:sequence-ref text:reference-format="category-and-value" text:ref-name="refFig1">Fig 2</text:sequence-ref></text:span><text:span text:style-name="T163"> </text:span><text:span text:style-name="T164">implements the </text:span><text:span text:style-name="T166">Sizable</text:span><text:span text:style-name="T164"> interface and define the </text:span><text:span text:style-name="T166">getSize</text:span><text:span text:style-name="T164"> method. </text:span><text:span text:style-name="T166">Simgrid</text:span><text:span text:style-name="T164"> is based on this return value to perform a message tracking with size not null, </text:span><text:span text:style-name="T69">unlike </text:span><text:span text:style-name="T70">PeerSim</text:span><text:span text:style-name="T69"> where all messages are supposed with null size.</text:span></text:p>
      <text:p text:style-name="P14"/>
      <table:table table:name="Tableau3" table:style-name="Tableau3">
        <table:table-column table:style-name="Tableau3.A"/>
        <table:table-row>
          <table:table-cell table:style-name="Tableau3.A1" office:value-type="string">
            <text:p text:style-name="P11"><text:span text:style-name="T143">import</text:span><text:span text:style-name="T58"> psgsim.Sizable;</text:span></text:p>
            <text:p text:style-name="P11"><text:span text:style-name="T58"/></text:p>
            <text:p text:style-name="P67"><text:span text:style-name="T146">public</text:span><text:span text:style-name="T60"> </text:span><text:span text:style-name="T146">class</text:span><text:span text:style-name="T60"> </text:span><text:span text:style-name="T61">IntMsg</text:span><text:span text:style-name="T60"> </text:span><text:span text:style-name="T145">extends</text:span><text:span text:style-name="T58"> SimpleMsg</text:span><text:span text:style-name="T60"> </text:span><text:span text:style-name="T146">implements</text:span><text:span text:style-name="T60"> Sizable {</text:span></text:p>
            <text:p text:style-name="P40"/>
            <text:p text:style-name="P47"><text:span text:style-name="T58"><text:tab/></text:span><text:span text:style-name="T143">private</text:span><text:span text:style-name="T58"> </text:span><text:span text:style-name="T143">double</text:span><text:span text:style-name="T58"> </text:span><text:span text:style-name="T148">size</text:span><text:span text:style-name="T58">;</text:span></text:p>
            <text:p text:style-name="P42"/>
            <text:p text:style-name="P47"><text:span text:style-name="T58"><text:tab/></text:span><text:span text:style-name="T149">/**</text:span></text:p>
            <text:p text:style-name="P40"><text:tab/> * The basic constructor of the message.</text:p>
            <text:p text:style-name="P40"><text:tab/> *</text:p>
            <text:p text:style-name="P47"><text:span text:style-name="T149"><text:tab/> * </text:span><text:span text:style-name="T150">@param</text:span><text:span text:style-name="T149"> type</text:span></text:p>
            <text:p text:style-name="P40"><text:tab/> * <text:s text:c="11"/>the type of the message</text:p>
            <text:p text:style-name="P47"><text:span text:style-name="T149"><text:tab/> * </text:span><text:span text:style-name="T150">@param</text:span><text:span text:style-name="T149"> sender</text:span></text:p>
            <text:p text:style-name="P40"><text:tab/> * <text:s text:c="11"/>The sender node</text:p>
            <text:p text:style-name="P47"><text:span text:style-name="T149"><text:tab/> * </text:span><text:span text:style-name="T150">@param</text:span><text:span text:style-name="T149"> value</text:span></text:p>
            <text:p text:style-name="P40"><text:tab/> * <text:s text:c="11"/>The data value of the message</text:p>
            <text:p text:style-name="P40"><text:tab/> */</text:p>
            <text:p text:style-name="P48"><text:span text:style-name="T58"><text:tab/></text:span><text:span text:style-name="T143">public</text:span><text:span text:style-name="T58"> IntMsg(</text:span><text:span text:style-name="T143">int</text:span><text:span text:style-name="T58"> </text:span><text:span text:style-name="T141">type</text:span><text:span text:style-name="T58">, Node </text:span><text:span text:style-name="T141">sender</text:span><text:span text:style-name="T58">, </text:span><text:span text:style-name="T143">int</text:span><text:span text:style-name="T58"> </text:span><text:span text:style-name="T141">value</text:span><text:span text:style-name="T58">, </text:span><text:span text:style-name="T143">double</text:span><text:span text:style-name="T58"> </text:span><text:span text:style-name="T141">size</text:span><text:span text:style-name="T58">) {</text:span></text:p>
            <text:p text:style-name="P47"><text:span text:style-name="T58"><text:tab/><text:tab/></text:span><text:span text:style-name="T143">super</text:span><text:span text:style-name="T58">.</text:span><text:span text:style-name="T148">type</text:span><text:span text:style-name="T58"> = </text:span><text:span text:style-name="T141">type</text:span><text:span text:style-name="T58">;</text:span></text:p>
            <text:p text:style-name="P47"><text:span text:style-name="T58"><text:tab/><text:tab/></text:span><text:span text:style-name="T143">super</text:span><text:span text:style-name="T58">.</text:span><text:span text:style-name="T148">sender</text:span><text:span text:style-name="T58"> = </text:span><text:span text:style-name="T141">sender</text:span><text:span text:style-name="T58">;</text:span></text:p>
            <text:p text:style-name="P47"><text:span text:style-name="T58"><text:tab/><text:tab/></text:span><text:span text:style-name="T143">this</text:span><text:span text:style-name="T58">.</text:span><text:span text:style-name="T148">integer</text:span><text:span text:style-name="T58"> = </text:span><text:span text:style-name="T141">value</text:span><text:span text:style-name="T58">;</text:span></text:p>
            <text:p text:style-name="P47"><text:span text:style-name="T58"><text:tab/><text:tab/></text:span><text:span text:style-name="T143">this</text:span><text:span text:style-name="T58">.</text:span><text:span text:style-name="T148">size</text:span><text:span text:style-name="T58"> = </text:span><text:span text:style-name="T141">size</text:span><text:span text:style-name="T58">;</text:span></text:p>
            <text:p text:style-name="P57"><text:tab/>}</text:p>
            <text:p text:style-name="P42"/>
            <text:p text:style-name="P47"><text:span text:style-name="T58"><text:tab/></text:span><text:span text:style-name="T151">@Override</text:span></text:p>
            <text:p text:style-name="P47"><text:span text:style-name="T58"><text:tab/></text:span><text:span text:style-name="T143">public</text:span><text:span text:style-name="T58"> </text:span><text:span text:style-name="T143">double</text:span><text:span text:style-name="T58"> getSize() {</text:span></text:p>
            <text:p text:style-name="P47"><text:span text:style-name="T58"><text:tab/><text:tab/></text:span><text:span text:style-name="T143">return</text:span><text:span text:style-name="T58"> </text:span><text:span text:style-name="T148">size</text:span><text:span text:style-name="T58">;</text:span></text:p>
            <text:p text:style-name="P57"><text:tab/>}</text:p>
            <text:p text:style-name="P58"><text:s text:c="7"/></text:p>
            <text:p text:style-name="P56"><text:s text:c="6"/>//other methods</text:p>
            <text:p text:style-name="P58"><text:s text:c="7"/>...</text:p>
            <text:p text:style-name="P57">}</text:p>
          </table:table-cell>
        </table:table-row>
      </table:table>
      <text:p text:style-name="P64">Fig <text:sequence text:ref-name="refFig1" text:name="Fig" text:formula="ooow:Fig+1" style:num-format="1">2</text:sequence>.Message Class example</text:p>
      <text:p text:style-name="P64"/>
      <text:p text:style-name="P7">Configure your network platform</text:p>
      <text:p text:style-name="P38"><text:span text:style-name="T160"><text:tab/>For the case of </text:span><text:span text:style-name="T99">Peer</text:span><text:span text:style-name="T96">S</text:span><text:span text:style-name="T99">im</text:span><text:span text:style-name="T122"> to add a delay to your messages, you define it as a properties in the configuration file, in the case of </text:span><text:span text:style-name="T101">Simgrid</text:span><text:span text:style-name="T122"> to define this properties you must added to the platform file, as shown in the fig... with the properties “</text:span><text:span text:style-name="T101">lat</text:span><text:span text:style-name="T122">” for the latency and “</text:span><text:span text:style-name="T101">bb_lat</text:span><text:span text:style-name="T122">” for the backbone latency. <text:s/>Note that there are other properties as “</text:span><text:span text:style-name="T101">bw</text:span><text:span text:style-name="T122">” for the bandwidth, “radical” for the number of host (in this case our network contains maximum 999 hosts).</text:span></text:p>
      <text:p text:style-name="P38"><text:soft-page-break/></text:p>
      <text:p text:style-name="P59">For more information about platform configuration please refer to <text:span text:style-name="T86">Simgrid</text:span> documentation (platform description section): <text:s/><text:a xlink:type="simple" xlink:href="http://simgrid.gforge.inria.fr/simgrid/latest/doc/platform.html"><text:span text:style-name="T169">simgrid.gforge.inria.fr/simgrid/latest/doc/platform.html</text:span></text:a></text:p>
      <table:table table:name="platform" table:style-name="platform">
        <table:table-column table:style-name="platform.A"/>
        <table:table-row>
          <table:table-cell table:style-name="platform.A1" office:value-type="string">
            <text:p text:style-name="P5"><text:span text:style-name="T153">&lt;?</text:span><text:span text:style-name="T154">xml</text:span><text:span text:style-name="T155"> </text:span><text:span text:style-name="T156">version</text:span><text:span text:style-name="T4">=</text:span><text:span text:style-name="T157">'1.0'</text:span><text:span text:style-name="T153">?&gt;</text:span></text:p>
            <text:p text:style-name="P46"><text:span text:style-name="T153">&lt;!</text:span><text:span text:style-name="T154">DOCTYPE</text:span><text:span text:style-name="T155"> </text:span><text:span text:style-name="T153">platform</text:span><text:span text:style-name="T155"> </text:span><text:span text:style-name="T159">SYSTEM</text:span><text:span text:style-name="T155"> </text:span><text:span text:style-name="T152">"http://simgrid.gforge.inria.fr/simgrid.dtd"</text:span><text:span text:style-name="T153">&gt;</text:span></text:p>
            <text:p text:style-name="P39">&lt;!-- <text:s text:c="12"/>_________</text:p>
            <text:p text:style-name="P39"><text:s text:c="16"/>| <text:s text:c="9"/>|</text:p>
            <text:p text:style-name="P39"><text:s text:c="16"/>| <text:s/>router <text:s/>|</text:p>
            <text:p text:style-name="P39"><text:s text:c="4"/>____________|__________|_____________ backbone</text:p>
            <text:p text:style-name="P39"><text:s text:c="6"/>| <text:s text:c="2"/>| <text:s text:c="2"/>| <text:s text:c="13"/>| <text:s text:c="4"/>| <text:s text:c="2"/>| <text:s/><text:tab/></text:p>
            <text:p text:style-name="P39"><text:s text:c="4"/>l0|<text:tab/>l1| l2| <text:s text:c="10"/>l97| l96 | <text:s text:c="2"/>| l99</text:p>
            <text:p text:style-name="P39"><text:s text:c="6"/>| <text:s text:c="2"/>| <text:s text:c="2"/>| <text:s text:c="2"/>........ <text:s text:c="2"/>| <text:s text:c="4"/>| <text:s text:c="2"/>|</text:p>
            <text:p text:style-name="P39"><text:s text:c="6"/>| <text:s text:c="31"/>|</text:p>
            <text:p text:style-name="P39"><text:s text:c="4"/>c-0.me <text:s text:c="28"/>c-99.me<text:tab/></text:p>
            <text:p text:style-name="P41"/>
            <text:p text:style-name="P39">--&gt;</text:p>
            <text:p text:style-name="P46"><text:span text:style-name="T153">&lt;</text:span><text:span text:style-name="T154">platform</text:span><text:span text:style-name="T155"> </text:span><text:span text:style-name="T156">version</text:span><text:span text:style-name="T4">=</text:span><text:span text:style-name="T157">"3"</text:span><text:span text:style-name="T153">&gt;</text:span></text:p>
            <text:p text:style-name="P46"><text:span text:style-name="T153">&lt;</text:span><text:span text:style-name="T154">config</text:span><text:span text:style-name="T153">&gt;</text:span></text:p>
            <text:p text:style-name="P46"><text:span text:style-name="T153">&lt;</text:span><text:span text:style-name="T154">prop</text:span><text:span text:style-name="T155"> </text:span><text:span text:style-name="T156">id</text:span><text:span text:style-name="T4">=</text:span><text:span text:style-name="T157">"network/latency_factor"</text:span><text:span text:style-name="T155"> </text:span><text:span text:style-name="T156">value</text:span><text:span text:style-name="T4">=</text:span><text:span text:style-name="T157">"1.0"</text:span><text:span text:style-name="T153">/&gt;</text:span></text:p>
            <text:p text:style-name="P46"><text:span text:style-name="T153">&lt;/</text:span><text:span text:style-name="T154">config</text:span><text:span text:style-name="T153">&gt;</text:span></text:p>
            <text:p text:style-name="P46"><text:span text:style-name="T153">&lt;</text:span><text:span text:style-name="T154">AS</text:span><text:span text:style-name="T155"> <text:s/></text:span><text:span text:style-name="T156">id</text:span><text:span text:style-name="T4">=</text:span><text:span text:style-name="T157">"AS0"</text:span><text:span text:style-name="T155"> <text:s/></text:span><text:span text:style-name="T156">routing</text:span><text:span text:style-name="T4">=</text:span><text:span text:style-name="T157">"Full"</text:span><text:span text:style-name="T153">&gt;</text:span></text:p>
            <text:p text:style-name="P46"><text:span text:style-name="T4"><text:s text:c="2"/></text:span><text:span text:style-name="T153">&lt;</text:span><text:span text:style-name="T154">cluster</text:span><text:span text:style-name="T155"> </text:span><text:span text:style-name="T156">id</text:span><text:span text:style-name="T4">=</text:span><text:span text:style-name="T157">"my_cluster_1"</text:span><text:span text:style-name="T155"> </text:span><text:span text:style-name="T156">prefix</text:span><text:span text:style-name="T4">=</text:span><text:span text:style-name="T157">""</text:span><text:span text:style-name="T155"> </text:span><text:span text:style-name="T156">suffix</text:span><text:span text:style-name="T4">=</text:span><text:span text:style-name="T157">""</text:span></text:p>
            <text:p text:style-name="P46"><text:span text:style-name="T155"><text:s text:c="2"/><text:tab/><text:tab/></text:span><text:span text:style-name="T156">radical</text:span><text:span text:style-name="T4">=</text:span><text:span text:style-name="T157">"0-</text:span><text:span text:style-name="T158">1000</text:span><text:span text:style-name="T157">"</text:span><text:span text:style-name="T155"><text:tab/></text:span><text:span text:style-name="T156">power</text:span><text:span text:style-name="T4">=</text:span><text:span text:style-name="T157">"1Gf"</text:span><text:span text:style-name="T155"> <text:s/></text:span><text:span text:style-name="T156">bw</text:span><text:span text:style-name="T4">=</text:span><text:span text:style-name="T157">"200Mbps"</text:span><text:span text:style-name="T155"> </text:span><text:span text:style-name="T156">lat</text:span><text:span text:style-name="T4">=</text:span><text:span text:style-name="T157">"0ms"</text:span></text:p>
            <text:p text:style-name="P46"><text:span text:style-name="T155"><text:s text:c="8"/></text:span><text:span text:style-name="T156">bb_bw</text:span><text:span text:style-name="T4">=</text:span><text:span text:style-name="T157">"200Mbps"</text:span><text:span text:style-name="T155"> </text:span><text:span text:style-name="T156">bb_lat</text:span><text:span text:style-name="T4">=</text:span><text:span text:style-name="T157">"0ms"</text:span><text:span text:style-name="T153">/&gt;</text:span></text:p>
            <text:p text:style-name="P46"><text:span text:style-name="T153">&lt;/</text:span><text:span text:style-name="T154">AS</text:span><text:span text:style-name="T153">&gt;</text:span></text:p>
            <text:p text:style-name="P43"><text:span text:style-name="T153">&lt;/</text:span><text:span text:style-name="T154">platform</text:span><text:span text:style-name="T153">&gt;</text:span></text:p>
          </table:table-cell>
        </table:table-row>
      </table:table>
      <text:p text:style-name="P64">Fig <text:sequence text:ref-name="refFig2" text:name="Fig" text:formula="ooow:Fig+1" style:num-format="1">3</text:sequence>.Example of platform file</text:p>
      <text:p text:style-name="P6"/>
      <text:p text:style-name="P4"><text:span text:style-name="T105">L</text:span><text:span text:style-name="T104">imits</text:span></text:p>
      <text:p text:style-name="P63"><text:tab/>There are some <text:s/>limits in PSG <text:span text:style-name="T118">using </text:span><text:span text:style-name="T100">Simgrid</text:span><text:span text:style-name="T118"> simulator:</text:span></text:p>
      <text:p text:style-name="P61">- <text:span text:style-name="T122">The number of thread: in the actual version of PSG, the maximal threads supported is 20 000, this number is proportional to the size of the network (for each node at least one thread will be created).</text:span></text:p>
      <text:p text:style-name="P61">- <text:span text:style-name="T123">The platform file must contain a number of hosts matching the size of nodes declared in the configuration file.</text:span></text:p>
      <text:p text:style-name="P62">No limits for the case of <text:span text:style-name="T21">Peer</text:span><text:span text:style-name="T20">S</text:span><text:span text:style-name="T21">im</text:span> (refers to <text:span text:style-name="T21">Peer</text:span><text:span text:style-name="T20">S</text:span><text:span text:style-name="T21">im</text:span>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en" fo:country="U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Heading" style:display-name="Table Heading" style:family="paragraph" style:parent-style-name="Table_20_Contents" style:class="extra"/>
    <style:style style:name="Table_20_index_20_heading" style:display-name="Table index heading" style:family="paragraph" style:parent-style-name="Heading" style:class="index"/>
    <style:style style:name="Fi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5:50:20.461293904</meta:creation-date>
    <dc:date>2015-07-27T11:34:28.036111233</dc:date>
    <meta:editing-duration>PT23H2M11S</meta:editing-duration>
    <meta:editing-cycles>82</meta:editing-cycles>
    <meta:generator>LibreOffice/4.2.8.2$Linux_x86 LibreOffice_project/420m0$Build-2</meta:generator>
    <meta:document-statistic meta:table-count="4" meta:image-count="0" meta:object-count="0" meta:page-count="5" meta:paragraph-count="154" meta:word-count="1316" meta:character-count="9202" meta:non-whitespace-character-count="7698"/>
  </office:meta>
</office:document-meta>
</file>